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Left-Right" table:style-name="ta1">
        <table:shapes>
          <draw:frame draw:z-index="0" draw:style-name="gr1" draw:text-style-name="P1" svg:width="31.599cm" svg:height="12.451cm" svg:x="3.376cm" svg:y="7.426cm">
            <draw:object draw:notify-on-update-of-ranges="'Left-Right'.B2:'Left-Right'.V2 'Left-Right'.A3:'Left-Right'.A3 'Left-Right'.B3:'Left-Right'.V3 'Left-Right'.A4:'Left-Right'.A4 'Left-Right'.B4:'Left-Right'.V4 'Left-Right'.A6:'Left-Right'.A6 'Left-Right'.B6:'Left-Right'.V6 'Left-Right'.A7:'Left-Right'.A7 'Left-Right'.B7:'Left-Right'.U7 'Left-Right'.A9:'Left-Right'.A9 'Left-Right'.B9:'Left-Right'.V9 'Left-Right'.A10:'Left-Right'.A10 'Left-Right'.B10:'Left-Right'.V10 'Left-Right'.A12:'Left-Right'.A12 'Left-Right'.B12:'Left-Right'.V12 'Left-Right'.A13:'Left-Right'.A13 'Left-Right'.B13:'Left-Right'.V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2" office:value-type="string" calcext:value-type="string" table:number-columns-spanned="21" table:number-rows-spanned="1">
            <text:p>Demand Position</text:p>
          </table:table-cell>
          <table:covered-table-cell table:number-columns-repeated="20"/>
          <table:table-cell table:number-columns-repeated="2"/>
        </table:table-row>
        <table:table-row table:style-name="ro1">
          <table:table-cell/>
          <table:table-cell table:style-name="ce3" office:value-type="float" office:value="-1" calcext:value-type="float">
            <text:p>-1.0</text:p>
          </table:table-cell>
          <table:table-cell table:style-name="ce3" office:value-type="float" office:value="-0.9" calcext:value-type="float">
            <text:p>-0.9</text:p>
          </table:table-cell>
          <table:table-cell table:style-name="ce3" office:value-type="float" office:value="-0.8" calcext:value-type="float">
            <text:p>-0.8</text:p>
          </table:table-cell>
          <table:table-cell table:style-name="ce3" office:value-type="float" office:value="-0.7" calcext:value-type="float">
            <text:p>-0.7</text:p>
          </table:table-cell>
          <table:table-cell table:style-name="ce3" office:value-type="float" office:value="-0.6" calcext:value-type="float">
            <text:p>-0.6</text:p>
          </table:table-cell>
          <table:table-cell table:style-name="ce3" office:value-type="float" office:value="-0.5" calcext:value-type="float">
            <text:p>-0.5</text:p>
          </table:table-cell>
          <table:table-cell table:style-name="ce3" office:value-type="float" office:value="-0.4" calcext:value-type="float">
            <text:p>-0.4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.0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Pos Dir 1</text:p>
          </table:table-cell>
          <table:table-cell table:style-name="ce4"/>
          <table:table-cell table:style-name="ce4" office:value-type="float" office:value="-30.023788" calcext:value-type="float">
            <text:p>-30.023788</text:p>
          </table:table-cell>
          <table:table-cell table:style-name="ce4" office:value-type="float" office:value="-27.715002" calcext:value-type="float">
            <text:p>-27.715002</text:p>
          </table:table-cell>
          <table:table-cell table:style-name="ce4" office:value-type="float" office:value="-25.68832" calcext:value-type="float">
            <text:p>-25.68832</text:p>
          </table:table-cell>
          <table:table-cell table:style-name="ce4" office:value-type="float" office:value="-21.670542" calcext:value-type="float">
            <text:p>-21.670542</text:p>
          </table:table-cell>
          <table:table-cell table:style-name="ce4" office:value-type="float" office:value="-15.503863" calcext:value-type="float">
            <text:p>-15.503863</text:p>
          </table:table-cell>
          <table:table-cell table:style-name="ce4" office:value-type="float" office:value="-13.128799" calcext:value-type="float">
            <text:p>-13.128799</text:p>
          </table:table-cell>
          <table:table-cell table:style-name="ce4" office:value-type="float" office:value="-8.864992" calcext:value-type="float">
            <text:p>-8.864992</text:p>
          </table:table-cell>
          <table:table-cell table:style-name="ce4" office:value-type="float" office:value="-5.845429" calcext:value-type="float">
            <text:p>-5.845429</text:p>
          </table:table-cell>
          <table:table-cell table:style-name="ce4" office:value-type="float" office:value="-1.762273" calcext:value-type="float">
            <text:p>-1.762273</text:p>
          </table:table-cell>
          <table:table-cell table:style-name="ce4" office:value-type="float" office:value="2.39932" calcext:value-type="float">
            <text:p>2.39932</text:p>
          </table:table-cell>
          <table:table-cell table:style-name="ce4" office:value-type="float" office:value="7.2281" calcext:value-type="float">
            <text:p>7.2281</text:p>
          </table:table-cell>
          <table:table-cell table:style-name="ce4" office:value-type="float" office:value="11.700516" calcext:value-type="float">
            <text:p>11.700516</text:p>
          </table:table-cell>
          <table:table-cell table:style-name="ce4" office:value-type="float" office:value="16.211029" calcext:value-type="float">
            <text:p>16.211029</text:p>
          </table:table-cell>
          <table:table-cell table:style-name="ce4" office:value-type="float" office:value="19.162016" calcext:value-type="float">
            <text:p>19.162016</text:p>
          </table:table-cell>
          <table:table-cell table:style-name="ce4" office:value-type="float" office:value="22.189341" calcext:value-type="float">
            <text:p>22.189341</text:p>
          </table:table-cell>
          <table:table-cell table:style-name="ce4" office:value-type="float" office:value="25.568163" calcext:value-type="float">
            <text:p>25.568163</text:p>
          </table:table-cell>
          <table:table-cell table:style-name="ce4" office:value-type="float" office:value="27.752106" calcext:value-type="float">
            <text:p>27.752106</text:p>
          </table:table-cell>
          <table:table-cell table:style-name="ce4" office:value-type="float" office:value="31.378626" calcext:value-type="float">
            <text:p>31.378626</text:p>
          </table:table-cell>
          <table:table-cell table:style-name="ce4" office:value-type="float" office:value="34.703976" calcext:value-type="float">
            <text:p>34.703976</text:p>
          </table:table-cell>
          <table:table-cell table:style-name="ce4" office:value-type="float" office:value="37.377987" calcext:value-type="float">
            <text:p>37.377987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Neg Dir 1</text:p>
          </table:table-cell>
          <table:table-cell table:style-name="ce4" office:value-type="float" office:value="-35.468948" calcext:value-type="float">
            <text:p>-35.468948</text:p>
          </table:table-cell>
          <table:table-cell table:style-name="ce4" office:value-type="float" office:value="-31.519339" calcext:value-type="float">
            <text:p>-31.519339</text:p>
          </table:table-cell>
          <table:table-cell table:style-name="ce4" office:value-type="float" office:value="-29.665506" calcext:value-type="float">
            <text:p>-29.665506</text:p>
          </table:table-cell>
          <table:table-cell table:style-name="ce4" office:value-type="float" office:value="-26.447348" calcext:value-type="float">
            <text:p>-26.447348</text:p>
          </table:table-cell>
          <table:table-cell table:style-name="ce4" office:value-type="float" office:value="-21.977242" calcext:value-type="float">
            <text:p>-21.977242</text:p>
          </table:table-cell>
          <table:table-cell table:style-name="ce4" office:value-type="float" office:value="-17.776327" calcext:value-type="float">
            <text:p>-17.776327</text:p>
          </table:table-cell>
          <table:table-cell table:style-name="ce4" office:value-type="float" office:value="-14.209183" calcext:value-type="float">
            <text:p>-14.209183</text:p>
          </table:table-cell>
          <table:table-cell table:style-name="ce4" office:value-type="float" office:value="-11.196627" calcext:value-type="float">
            <text:p>-11.196627</text:p>
          </table:table-cell>
          <table:table-cell table:style-name="ce4" office:value-type="float" office:value="-6.863402" calcext:value-type="float">
            <text:p>-6.863402</text:p>
          </table:table-cell>
          <table:table-cell table:style-name="ce4" office:value-type="float" office:value="-4.295449" calcext:value-type="float">
            <text:p>-4.295449</text:p>
          </table:table-cell>
          <table:table-cell table:style-name="ce4" office:value-type="float" office:value="-0.32831" calcext:value-type="float">
            <text:p>-0.32831</text:p>
          </table:table-cell>
          <table:table-cell table:style-name="ce4" office:value-type="float" office:value="3.692542" calcext:value-type="float">
            <text:p>3.692542</text:p>
          </table:table-cell>
          <table:table-cell table:style-name="ce4" office:value-type="float" office:value="7.369967" calcext:value-type="float">
            <text:p>7.369967</text:p>
          </table:table-cell>
          <table:table-cell table:style-name="ce4" office:value-type="float" office:value="10.903668" calcext:value-type="float">
            <text:p>10.903668</text:p>
          </table:table-cell>
          <table:table-cell table:style-name="ce4" office:value-type="float" office:value="13.797284" calcext:value-type="float">
            <text:p>13.797284</text:p>
          </table:table-cell>
          <table:table-cell table:style-name="ce4" office:value-type="float" office:value="18.127937" calcext:value-type="float">
            <text:p>18.127937</text:p>
          </table:table-cell>
          <table:table-cell table:style-name="ce4" office:value-type="float" office:value="21.678471" calcext:value-type="float">
            <text:p>21.678471</text:p>
          </table:table-cell>
          <table:table-cell table:style-name="ce4" office:value-type="float" office:value="24.508173" calcext:value-type="float">
            <text:p>24.508173</text:p>
          </table:table-cell>
          <table:table-cell table:style-name="ce4" office:value-type="float" office:value="27.391134" calcext:value-type="float">
            <text:p>27.391134</text:p>
          </table:table-cell>
          <table:table-cell table:style-name="ce4" office:value-type="float" office:value="30.409271" calcext:value-type="float">
            <text:p>30.409271</text:p>
          </table:table-cell>
          <table:table-cell table:style-name="ce4"/>
          <table:table-cell/>
          <table:table-cell table:style-name="ce11"/>
        </table:table-row>
        <table:table-row table:style-name="ro1">
          <table:table-cell table:style-name="ce1"/>
          <table:table-cell/>
          <table:table-cell table:style-name="ce4" table:number-columns-repeated="19"/>
          <table:table-cell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Pos Dir 2</text:p>
          </table:table-cell>
          <table:table-cell/>
          <table:table-cell office:value-type="float" office:value="-29.530695" calcext:value-type="float">
            <text:p>-29.530695</text:p>
          </table:table-cell>
          <table:table-cell office:value-type="float" office:value="-27.277573" calcext:value-type="float">
            <text:p>-27.277573</text:p>
          </table:table-cell>
          <table:table-cell office:value-type="float" office:value="-25.206301" calcext:value-type="float">
            <text:p>-25.206301</text:p>
          </table:table-cell>
          <table:table-cell office:value-type="float" office:value="-21.759983" calcext:value-type="float">
            <text:p>-21.759983</text:p>
          </table:table-cell>
          <table:table-cell office:value-type="float" office:value="-15.661867" calcext:value-type="float">
            <text:p>-15.661867</text:p>
          </table:table-cell>
          <table:table-cell office:value-type="float" office:value="-13.292933" calcext:value-type="float">
            <text:p>-13.292933</text:p>
          </table:table-cell>
          <table:table-cell office:value-type="float" office:value="-9.43292" calcext:value-type="float">
            <text:p>-9.43292</text:p>
          </table:table-cell>
          <table:table-cell office:value-type="float" office:value="-5.760046" calcext:value-type="float">
            <text:p>-5.760046</text:p>
          </table:table-cell>
          <table:table-cell office:value-type="float" office:value="-1.611086" calcext:value-type="float">
            <text:p>-1.611086</text:p>
          </table:table-cell>
          <table:table-cell office:value-type="float" office:value="2.06097" calcext:value-type="float">
            <text:p>2.06097</text:p>
          </table:table-cell>
          <table:table-cell office:value-type="float" office:value="7.227376" calcext:value-type="float">
            <text:p>7.227376</text:p>
          </table:table-cell>
          <table:table-cell office:value-type="float" office:value="11.88057" calcext:value-type="float">
            <text:p>11.88057</text:p>
          </table:table-cell>
          <table:table-cell office:value-type="float" office:value="15.960207" calcext:value-type="float">
            <text:p>15.960207</text:p>
          </table:table-cell>
          <table:table-cell office:value-type="float" office:value="18.77577" calcext:value-type="float">
            <text:p>18.77577</text:p>
          </table:table-cell>
          <table:table-cell office:value-type="float" office:value="22.347763" calcext:value-type="float">
            <text:p>22.347763</text:p>
          </table:table-cell>
          <table:table-cell office:value-type="float" office:value="25.003117" calcext:value-type="float">
            <text:p>25.003117</text:p>
          </table:table-cell>
          <table:table-cell office:value-type="float" office:value="27.625244" calcext:value-type="float">
            <text:p>27.625244</text:p>
          </table:table-cell>
          <table:table-cell office:value-type="float" office:value="31.445415" calcext:value-type="float">
            <text:p>31.445415</text:p>
          </table:table-cell>
          <table:table-cell office:value-type="float" office:value="34.578953" calcext:value-type="float">
            <text:p>34.578953</text:p>
          </table:table-cell>
          <table:table-cell office:value-type="float" office:value="37.142738" calcext:value-type="float">
            <text:p>37.142738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Neg Dir 2</text:p>
          </table:table-cell>
          <table:table-cell office:value-type="float" office:value="-35.32827" calcext:value-type="float">
            <text:p>-35.32827</text:p>
          </table:table-cell>
          <table:table-cell office:value-type="float" office:value="-31.761835" calcext:value-type="float">
            <text:p>-31.761835</text:p>
          </table:table-cell>
          <table:table-cell office:value-type="float" office:value="-29.731388" calcext:value-type="float">
            <text:p>-29.731388</text:p>
          </table:table-cell>
          <table:table-cell office:value-type="float" office:value="-26.655075" calcext:value-type="float">
            <text:p>-26.655075</text:p>
          </table:table-cell>
          <table:table-cell office:value-type="float" office:value="-21.645494" calcext:value-type="float">
            <text:p>-21.645494</text:p>
          </table:table-cell>
          <table:table-cell office:value-type="float" office:value="-18.318195" calcext:value-type="float">
            <text:p>-18.318195</text:p>
          </table:table-cell>
          <table:table-cell office:value-type="float" office:value="-13.954134" calcext:value-type="float">
            <text:p>-13.954134</text:p>
          </table:table-cell>
          <table:table-cell office:value-type="float" office:value="-11.046057" calcext:value-type="float">
            <text:p>-11.046057</text:p>
          </table:table-cell>
          <table:table-cell office:value-type="float" office:value="-7.450679" calcext:value-type="float">
            <text:p>-7.450679</text:p>
          </table:table-cell>
          <table:table-cell office:value-type="float" office:value="-5.382565" calcext:value-type="float">
            <text:p>-5.382565</text:p>
          </table:table-cell>
          <table:table-cell office:value-type="float" office:value="-0.786767" calcext:value-type="float">
            <text:p>-0.786767</text:p>
          </table:table-cell>
          <table:table-cell office:value-type="float" office:value="3.319515" calcext:value-type="float">
            <text:p>3.319515</text:p>
          </table:table-cell>
          <table:table-cell office:value-type="float" office:value="7.31494" calcext:value-type="float">
            <text:p>7.31494</text:p>
          </table:table-cell>
          <table:table-cell office:value-type="float" office:value="11.12977" calcext:value-type="float">
            <text:p>11.12977</text:p>
          </table:table-cell>
          <table:table-cell office:value-type="float" office:value="13.256157" calcext:value-type="float">
            <text:p>13.256157</text:p>
          </table:table-cell>
          <table:table-cell office:value-type="float" office:value="18.25782" calcext:value-type="float">
            <text:p>18.25782</text:p>
          </table:table-cell>
          <table:table-cell office:value-type="float" office:value="21.399857" calcext:value-type="float">
            <text:p>21.399857</text:p>
          </table:table-cell>
          <table:table-cell office:value-type="float" office:value="24.222868" calcext:value-type="float">
            <text:p>24.222868</text:p>
          </table:table-cell>
          <table:table-cell office:value-type="float" office:value="27.044277" calcext:value-type="float">
            <text:p>27.044277</text:p>
          </table:table-cell>
          <table:table-cell office:value-type="float" office:value="30.819111" calcext:value-type="float">
            <text:p>30.819111</text:p>
          </table:table-cell>
          <table:table-cell table:number-columns-repeated="2"/>
          <table:table-cell table:style-name="ce11"/>
        </table:table-row>
        <table:table-row table:style-name="ro1">
          <table:table-cell table:number-columns-repeated="23"/>
          <table:table-cell table:style-name="ce11"/>
        </table:table-row>
        <table:table-row table:style-name="ro1">
          <table:table-cell table:style-name="ce1" office:value-type="string" calcext:value-type="string">
            <text:p>Pos Dir 3</text:p>
          </table:table-cell>
          <table:table-cell/>
          <table:table-cell office:value-type="float" office:value="-29.664631" calcext:value-type="float">
            <text:p>-29.664631</text:p>
          </table:table-cell>
          <table:table-cell office:value-type="float" office:value="-27.407816" calcext:value-type="float">
            <text:p>-27.407816</text:p>
          </table:table-cell>
          <table:table-cell office:value-type="float" office:value="-25.237501" calcext:value-type="float">
            <text:p>-25.237501</text:p>
          </table:table-cell>
          <table:table-cell office:value-type="float" office:value="-21.415277" calcext:value-type="float">
            <text:p>-21.415277</text:p>
          </table:table-cell>
          <table:table-cell office:value-type="float" office:value="-15.344263" calcext:value-type="float">
            <text:p>-15.344263</text:p>
          </table:table-cell>
          <table:table-cell office:value-type="float" office:value="-13.41248" calcext:value-type="float">
            <text:p>-13.41248</text:p>
          </table:table-cell>
          <table:table-cell office:value-type="float" office:value="-9.344043" calcext:value-type="float">
            <text:p>-9.344043</text:p>
          </table:table-cell>
          <table:table-cell office:value-type="float" office:value="-5.883033" calcext:value-type="float">
            <text:p>-5.883033</text:p>
          </table:table-cell>
          <table:table-cell office:value-type="float" office:value="-1.488682" calcext:value-type="float">
            <text:p>-1.488682</text:p>
          </table:table-cell>
          <table:table-cell office:value-type="float" office:value="2.620757" calcext:value-type="float">
            <text:p>2.620757</text:p>
          </table:table-cell>
          <table:table-cell office:value-type="float" office:value="6.787074" calcext:value-type="float">
            <text:p>6.787074</text:p>
          </table:table-cell>
          <table:table-cell office:value-type="float" office:value="11.764306" calcext:value-type="float">
            <text:p>11.764306</text:p>
          </table:table-cell>
          <table:table-cell office:value-type="float" office:value="16.425663" calcext:value-type="float">
            <text:p>16.425663</text:p>
          </table:table-cell>
          <table:table-cell office:value-type="float" office:value="18.805836" calcext:value-type="float">
            <text:p>18.805836</text:p>
          </table:table-cell>
          <table:table-cell office:value-type="float" office:value="22.388454" calcext:value-type="float">
            <text:p>22.388454</text:p>
          </table:table-cell>
          <table:table-cell office:value-type="float" office:value="25.241892" calcext:value-type="float">
            <text:p>25.241892</text:p>
          </table:table-cell>
          <table:table-cell office:value-type="float" office:value="27.336834" calcext:value-type="float">
            <text:p>27.336834</text:p>
          </table:table-cell>
          <table:table-cell office:value-type="float" office:value="31.222073" calcext:value-type="float">
            <text:p>31.222073</text:p>
          </table:table-cell>
          <table:table-cell office:value-type="float" office:value="34.314747" calcext:value-type="float">
            <text:p>34.314747</text:p>
          </table:table-cell>
          <table:table-cell office:value-type="float" office:value="37.103142" calcext:value-type="float">
            <text:p>37.103142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Neg Dir 3</text:p>
          </table:table-cell>
          <table:table-cell office:value-type="float" office:value="-35.726444" calcext:value-type="float">
            <text:p>-35.726444</text:p>
          </table:table-cell>
          <table:table-cell office:value-type="float" office:value="-31.331564" calcext:value-type="float">
            <text:p>-31.331564</text:p>
          </table:table-cell>
          <table:table-cell office:value-type="float" office:value="-29.187458" calcext:value-type="float">
            <text:p>-29.187458</text:p>
          </table:table-cell>
          <table:table-cell office:value-type="float" office:value="-26.038111" calcext:value-type="float">
            <text:p>-26.038111</text:p>
          </table:table-cell>
          <table:table-cell office:value-type="float" office:value="-21.10626" calcext:value-type="float">
            <text:p>-21.10626</text:p>
          </table:table-cell>
          <table:table-cell office:value-type="float" office:value="-18.230169" calcext:value-type="float">
            <text:p>-18.230169</text:p>
          </table:table-cell>
          <table:table-cell office:value-type="float" office:value="-13.742073" calcext:value-type="float">
            <text:p>-13.742073</text:p>
          </table:table-cell>
          <table:table-cell office:value-type="float" office:value="-10.444774" calcext:value-type="float">
            <text:p>-10.444774</text:p>
          </table:table-cell>
          <table:table-cell office:value-type="float" office:value="-6.891285" calcext:value-type="float">
            <text:p>-6.891285</text:p>
          </table:table-cell>
          <table:table-cell office:value-type="float" office:value="-5.651421" calcext:value-type="float">
            <text:p>-5.651421</text:p>
          </table:table-cell>
          <table:table-cell office:value-type="float" office:value="-1.137551" calcext:value-type="float">
            <text:p>-1.137551</text:p>
          </table:table-cell>
          <table:table-cell office:value-type="float" office:value="2.499255" calcext:value-type="float">
            <text:p>2.499255</text:p>
          </table:table-cell>
          <table:table-cell office:value-type="float" office:value="7.146802" calcext:value-type="float">
            <text:p>7.146802</text:p>
          </table:table-cell>
          <table:table-cell office:value-type="float" office:value="11.087813" calcext:value-type="float">
            <text:p>11.087813</text:p>
          </table:table-cell>
          <table:table-cell office:value-type="float" office:value="13.642996" calcext:value-type="float">
            <text:p>13.642996</text:p>
          </table:table-cell>
          <table:table-cell office:value-type="float" office:value="17.764147" calcext:value-type="float">
            <text:p>17.764147</text:p>
          </table:table-cell>
          <table:table-cell office:value-type="float" office:value="21.140995" calcext:value-type="float">
            <text:p>21.140995</text:p>
          </table:table-cell>
          <table:table-cell office:value-type="float" office:value="23.955128" calcext:value-type="float">
            <text:p>23.955128</text:p>
          </table:table-cell>
          <table:table-cell office:value-type="float" office:value="26.523783" calcext:value-type="float">
            <text:p>26.523783</text:p>
          </table:table-cell>
          <table:table-cell office:value-type="float" office:value="29.988306" calcext:value-type="float">
            <text:p>29.988306</text:p>
          </table:table-cell>
          <table:table-cell table:number-columns-repeated="2"/>
          <table:table-cell table:style-name="ce11"/>
        </table:table-row>
        <table:table-row table:style-name="ro1">
          <table:table-cell table:number-columns-repeated="23"/>
          <table:table-cell table:style-name="ce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3:.C10])" office:value-type="float" office:value="-30.638642" calcext:value-type="float">
            <text:p>-30.638642</text:p>
          </table:table-cell>
          <table:table-cell table:formula="of:=AVERAGE([.D3:.D10])" office:value-type="float" office:value="-28.4974571666667" calcext:value-type="float">
            <text:p>-28.4974571666667</text:p>
          </table:table-cell>
          <table:table-cell table:formula="of:=AVERAGE([.E3:.E10])" office:value-type="float" office:value="-25.878776" calcext:value-type="float">
            <text:p>-25.878776</text:p>
          </table:table-cell>
          <table:table-cell table:formula="of:=AVERAGE([.F3:.F10])" office:value-type="float" office:value="-21.5957996666667" calcext:value-type="float">
            <text:p>-21.5957996666667</text:p>
          </table:table-cell>
          <table:table-cell table:formula="of:=AVERAGE([.G3:.G10])" office:value-type="float" office:value="-16.8057806666667" calcext:value-type="float">
            <text:p>-16.8057806666667</text:p>
          </table:table-cell>
          <table:table-cell table:formula="of:=AVERAGE([.H3:.H10])" office:value-type="float" office:value="-13.623267" calcext:value-type="float">
            <text:p>-13.623267</text:p>
          </table:table-cell>
          <table:table-cell table:formula="of:=AVERAGE([.I3:.I10])" office:value-type="float" office:value="-10.0549021666667" calcext:value-type="float">
            <text:p>-10.0549021666667</text:p>
          </table:table-cell>
          <table:table-cell table:formula="of:=AVERAGE([.J3:.J10])" office:value-type="float" office:value="-6.448979" calcext:value-type="float">
            <text:p>-6.448979</text:p>
          </table:table-cell>
          <table:table-cell table:formula="of:=AVERAGE([.K3:.K10])" office:value-type="float" office:value="-3.365246" calcext:value-type="float">
            <text:p>-3.365246</text:p>
          </table:table-cell>
          <table:table-cell table:formula="of:=AVERAGE([.L3:.L10])" office:value-type="float" office:value="0.8047365" calcext:value-type="float">
            <text:p>0.8047365</text:p>
          </table:table-cell>
          <table:table-cell table:formula="of:=AVERAGE([.M3:.M10])" office:value-type="float" office:value="5.12564366666667" calcext:value-type="float">
            <text:p>5.12564366666667</text:p>
          </table:table-cell>
          <table:table-cell table:formula="of:=AVERAGE([.N3:.N10])" office:value-type="float" office:value="9.52951683333333" calcext:value-type="float">
            <text:p>9.52951683333333</text:p>
          </table:table-cell>
          <table:table-cell table:formula="of:=AVERAGE([.O3:.O10])" office:value-type="float" office:value="13.6196916666667" calcext:value-type="float">
            <text:p>13.6196916666667</text:p>
          </table:table-cell>
          <table:table-cell table:formula="of:=AVERAGE([.P3:.P10])" office:value-type="float" office:value="16.2400098333333" calcext:value-type="float">
            <text:p>16.2400098333333</text:p>
          </table:table-cell>
          <table:table-cell table:formula="of:=AVERAGE([.Q3:.Q10])" office:value-type="float" office:value="20.1792436666667" calcext:value-type="float">
            <text:p>20.1792436666667</text:p>
          </table:table-cell>
          <table:table-cell table:formula="of:=AVERAGE([.R3:.R10])" office:value-type="float" office:value="23.3387491666667" calcext:value-type="float">
            <text:p>23.3387491666667</text:p>
          </table:table-cell>
          <table:table-cell table:formula="of:=AVERAGE([.S3:.S10])" office:value-type="float" office:value="25.9000588333333" calcext:value-type="float">
            <text:p>25.9000588333333</text:p>
          </table:table-cell>
          <table:table-cell table:formula="of:=AVERAGE([.T3:.T10])" office:value-type="float" office:value="29.1675513333333" calcext:value-type="float">
            <text:p>29.1675513333333</text:p>
          </table:table-cell>
          <table:table-cell table:formula="of:=AVERAGE([.U3:.U10])" office:value-type="float" office:value="32.4690606666667" calcext:value-type="float">
            <text:p>32.4690606666667</text:p>
          </table:table-cell>
          <table:table-cell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Linearisation</text:p>
          </table:table-cell>
          <table:table-cell table:formula="of:=([.B2]*[.$C74])+[.$C73]" office:value-type="float" office:value="-35.4175821608187" calcext:value-type="float">
            <text:p>-35.4175821608187</text:p>
          </table:table-cell>
          <table:table-cell table:formula="of:=([.C2]*[.$C74])+[.$C73]" office:value-type="float" office:value="-31.7733744052632" calcext:value-type="float">
            <text:p>-31.7733744052632</text:p>
          </table:table-cell>
          <table:table-cell table:formula="of:=([.D2]*[.$C74])+[.$C73]" office:value-type="float" office:value="-28.1291666497076" calcext:value-type="float">
            <text:p>-28.1291666497076</text:p>
          </table:table-cell>
          <table:table-cell table:formula="of:=([.E2]*[.$C74])+[.$C73]" office:value-type="float" office:value="-24.484958894152" calcext:value-type="float">
            <text:p>-24.484958894152</text:p>
          </table:table-cell>
          <table:table-cell table:formula="of:=([.F2]*[.$C74])+[.$C73]" office:value-type="float" office:value="-20.8407511385965" calcext:value-type="float">
            <text:p>-20.8407511385965</text:p>
          </table:table-cell>
          <table:table-cell table:formula="of:=([.G2]*[.$C74])+[.$C73]" office:value-type="float" office:value="-17.1965433830409" calcext:value-type="float">
            <text:p>-17.1965433830409</text:p>
          </table:table-cell>
          <table:table-cell table:formula="of:=([.H2]*[.$C74])+[.$C73]" office:value-type="float" office:value="-13.5523356274854" calcext:value-type="float">
            <text:p>-13.5523356274854</text:p>
          </table:table-cell>
          <table:table-cell table:formula="of:=([.I2]*[.$C74])+[.$C73]" office:value-type="float" office:value="-9.90812787192983" calcext:value-type="float">
            <text:p>-9.90812787192983</text:p>
          </table:table-cell>
          <table:table-cell table:formula="of:=([.J2]*[.$C74])+[.$C73]" office:value-type="float" office:value="-6.26392011637427" calcext:value-type="float">
            <text:p>-6.26392011637427</text:p>
          </table:table-cell>
          <table:table-cell table:formula="of:=([.K2]*[.$C74])+[.$C73]" office:value-type="float" office:value="-2.61971236081872" calcext:value-type="float">
            <text:p>-2.61971236081872</text:p>
          </table:table-cell>
          <table:table-cell table:formula="of:=([.L2]*[.$C74])+[.$C73]" office:value-type="float" office:value="1.02449539473684" calcext:value-type="float">
            <text:p>1.02449539473684</text:p>
          </table:table-cell>
          <table:table-cell table:formula="of:=([.M2]*[.$C74])+[.$C73]" office:value-type="float" office:value="4.66870315029239" calcext:value-type="float">
            <text:p>4.66870315029239</text:p>
          </table:table-cell>
          <table:table-cell table:formula="of:=([.N2]*[.$C74])+[.$C73]" office:value-type="float" office:value="8.31291090584795" calcext:value-type="float">
            <text:p>8.31291090584795</text:p>
          </table:table-cell>
          <table:table-cell table:formula="of:=([.O2]*[.$C74])+[.$C73]" office:value-type="float" office:value="11.9571186614035" calcext:value-type="float">
            <text:p>11.9571186614035</text:p>
          </table:table-cell>
          <table:table-cell table:formula="of:=([.P2]*[.$C74])+[.$C73]" office:value-type="float" office:value="15.6013264169591" calcext:value-type="float">
            <text:p>15.6013264169591</text:p>
          </table:table-cell>
          <table:table-cell table:formula="of:=([.Q2]*[.$C74])+[.$C73]" office:value-type="float" office:value="19.2455341725146" calcext:value-type="float">
            <text:p>19.2455341725146</text:p>
          </table:table-cell>
          <table:table-cell table:formula="of:=([.R2]*[.$C74])+[.$C73]" office:value-type="float" office:value="22.8897419280702" calcext:value-type="float">
            <text:p>22.8897419280702</text:p>
          </table:table-cell>
          <table:table-cell table:formula="of:=([.S2]*[.$C74])+[.$C73]" office:value-type="float" office:value="26.5339496836257" calcext:value-type="float">
            <text:p>26.5339496836257</text:p>
          </table:table-cell>
          <table:table-cell table:formula="of:=([.T2]*[.$C74])+[.$C73]" office:value-type="float" office:value="30.1781574391813" calcext:value-type="float">
            <text:p>30.1781574391813</text:p>
          </table:table-cell>
          <table:table-cell table:formula="of:=([.U2]*[.$C74])+[.$C73]" office:value-type="float" office:value="33.8223651947368" calcext:value-type="float">
            <text:p>33.8223651947368</text:p>
          </table:table-cell>
          <table:table-cell table:formula="of:=([.V2]*[.$C74])+[.$C73]" office:value-type="float" office:value="37.4665729502924" calcext:value-type="float">
            <text:p>37.4665729502924</text:p>
          </table:table-cell>
          <table:table-cell/>
          <table:table-cell table:style-name="ce11"/>
        </table:table-row>
        <table:table-row table:style-name="ro1">
          <table:table-cell table:number-columns-repeated="23"/>
          <table:table-cell table:style-name="ce11"/>
        </table:table-row>
        <table:table-row table:style-name="ro1">
          <table:table-cell table:style-name="ce1" office:value-type="string" calcext:value-type="string">
            <text:p>Equation</text:p>
          </table:table-cell>
          <table:table-cell table:style-name="ce9" office:value-type="string" calcext:value-type="string">
            <text:p>Angle =</text:p>
          </table:table-cell>
          <table:table-cell table:style-name="ce9" office:value-type="string" calcext:value-type="string">
            <text:p>Scale x</text:p>
          </table:table-cell>
          <table:table-cell table:style-name="ce10" table:formula="of:=[.C74]" office:value-type="float" office:value="36.4420775555555" calcext:value-type="float" table:number-columns-spanned="2" table:number-rows-spanned="1">
            <text:p>36.4420775555555</text:p>
          </table:table-cell>
          <table:covered-table-cell/>
          <table:table-cell table:style-name="ce9" office:value-type="string" calcext:value-type="string">
            <text:p>+</text:p>
          </table:table-cell>
          <table:table-cell table:style-name="ce10" table:formula="of:=[.C73]" office:value-type="float" office:value="1.02449539473684" calcext:value-type="float" table:number-columns-spanned="2" table:number-rows-spanned="1">
            <text:p>1.02449539473684</text:p>
          </table:table-cell>
          <table:covered-table-cell/>
          <table:table-cell table:number-columns-repeated="15"/>
          <table:table-cell table:style-name="ce11"/>
        </table:table-row>
        <table:table-row table:style-name="ro1" table:number-rows-repeated="5">
          <table:table-cell table:number-columns-repeated="23"/>
          <table:table-cell table:style-name="ce11"/>
        </table:table-row>
        <table:table-row table:style-name="ro1" table:number-rows-repeated="26">
          <table:table-cell table:number-columns-repeated="24"/>
        </table:table-row>
        <table:table-row table:style-name="ro2"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LINEST raw output</text:p>
          </table:table-cell>
          <table:table-cell table:number-columns-repeated="22"/>
        </table:table-row>
        <table:table-row table:style-name="ro1">
          <table:table-cell/>
          <table:table-cell table:number-matrix-columns-spanned="2" table:number-matrix-rows-spanned="5" table:formula="of:=LINEST([.$C$12:.$U$12] ; [.$C$2:.$U$2] ; 1 ; 1)" office:value-type="float" office:value="36.4420775555555" calcext:value-type="float">
            <text:p>36.4420775555555</text:p>
          </table:table-cell>
          <table:table-cell office:value-type="float" office:value="1.02449539473684" calcext:value-type="float">
            <text:p>1.02449539473684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379325035544262" calcext:value-type="float">
            <text:p>0.379325035544262</text:p>
          </table:table-cell>
          <table:table-cell office:value-type="float" office:value="0.207764878594041" calcext:value-type="float">
            <text:p>0.20776487859404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98161487914235" calcext:value-type="float">
            <text:p>0.998161487914235</text:p>
          </table:table-cell>
          <table:table-cell office:value-type="float" office:value="0.905626109808422" calcext:value-type="float">
            <text:p>0.90562610980842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9229.60769522402" calcext:value-type="float">
            <text:p>9229.60769522402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7569.74259442122" calcext:value-type="float">
            <text:p>7569.74259442122</text:p>
          </table:table-cell>
          <table:table-cell office:value-type="float" office:value="13.9426970630345" calcext:value-type="float">
            <text:p>13.9426970630345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Regression Statistics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^2</text:p>
          </table:table-cell>
          <table:table-cell table:formula="of:=[.$B$53]" office:value-type="float" office:value="0.998161487914235" calcext:value-type="float">
            <text:p>0.99816148791423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formula="of:=[.$C$53]" office:value-type="float" office:value="0.905626109808422" calcext:value-type="float">
            <text:p>0.90562610980842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unt of x-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Observations</text:p>
          </table:table-cell>
          <table:table-cell table:formula="of:=19"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djusted R^2</text:p>
          </table:table-cell>
          <table:table-cell table:formula="of:=1 - (1 - [.$B$53])*([.$C$61] - 1)/([.$C$61] - [.$C$60] - 1)" office:value-type="float" office:value="0.998053340144484" calcext:value-type="float">
            <text:p>0.998053340144484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nalysis of Variance (ANOVA)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egression</text:p>
          </table:table-cell>
          <table:table-cell table:formula="of:=[.$C$60]" office:value-type="float" office:value="1" calcext:value-type="float">
            <text:p>1</text:p>
          </table:table-cell>
          <table:table-cell table:formula="of:=[.$B$55]" office:value-type="float" office:value="7569.74259442122" calcext:value-type="float">
            <text:p>7569.74259442122</text:p>
          </table:table-cell>
          <table:table-cell table:formula="of:=[.$B$55] / [.$C$66]" office:value-type="float" office:value="7569.74259442122" calcext:value-type="float">
            <text:p>7569.74259442122</text:p>
          </table:table-cell>
          <table:table-cell table:formula="of:=[.$B$54]" office:value-type="float" office:value="9229.60769522402" calcext:value-type="float">
            <text:p>9229.60769522402</text:p>
          </table:table-cell>
          <table:table-cell table:formula="of:=LEGACY.FDIST([.$B$54] ; [.$C$66] ; [.$C$54])" office:value-type="float" office:value="1.06820657244193E-024" calcext:value-type="float">
            <text:p>1.06820657244193E-2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esidual</text:p>
          </table:table-cell>
          <table:table-cell table:formula="of:=[.$C$54]" office:value-type="float" office:value="17" calcext:value-type="float">
            <text:p>17</text:p>
          </table:table-cell>
          <table:table-cell table:formula="of:=[.$C$55]" office:value-type="float" office:value="13.9426970630345" calcext:value-type="float">
            <text:p>13.9426970630345</text:p>
          </table:table-cell>
          <table:table-cell table:formula="of:=[.$C$55] / [.$C$54]" office:value-type="float" office:value="0.820158650766736" calcext:value-type="float">
            <text:p>0.82015865076673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$C$66] + [.$C$54]" office:value-type="float" office:value="18" calcext:value-type="float">
            <text:p>18</text:p>
          </table:table-cell>
          <table:table-cell table:formula="of:=[.$B$55] + [.$C$55]" office:value-type="float" office:value="7583.68529148425" calcext:value-type="float">
            <text:p>7583.68529148425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C$70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C$70] * 100) ; &quot;%&quot;)" office:value-type="string" office:string-value="Upper 95%" calcext:value-type="string">
            <text:p>Upper 95%</text:p>
          </table:table-cell>
          <table:table-cell table:number-columns-repeated="16"/>
        </table:table-row>
        <table:table-row table:style-name="ro1"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B$51:.$C$51]; 1 ; 75 - ROW())" office:value-type="float" office:value="1.02449539473684" calcext:value-type="float">
            <text:p>1.02449539473684</text:p>
          </table:table-cell>
          <table:table-cell table:number-matrix-columns-spanned="1" table:number-matrix-rows-spanned="2" table:formula="of:=INDEX([.$B$52:.$C$52]; 1 ; 75 - ROW())" office:value-type="float" office:value="0.207764878594041" calcext:value-type="float">
            <text:p>0.207764878594041</text:p>
          </table:table-cell>
          <table:table-cell table:number-matrix-columns-spanned="1" table:number-matrix-rows-spanned="2" table:formula="of:=[.$C$73:.$C$74] / [.$D$73:.$D$74]" office:value-type="float" office:value="4.931032625291" calcext:value-type="float">
            <text:p>4.931032625291</text:p>
          </table:table-cell>
          <table:table-cell table:number-matrix-columns-spanned="1" table:number-matrix-rows-spanned="2" table:formula="of:=LEGACY.TDIST(ABS([.$E$73:.$E$74]) ; [.$C$54] ; 2 )" office:value-type="float" office:value="0.000126619950494629" calcext:value-type="float">
            <text:p>0.000126619950495</text:p>
          </table:table-cell>
          <table:table-cell table:number-matrix-columns-spanned="1" table:number-matrix-rows-spanned="2" table:formula="of:=[.$C$73:.$C$74] - [.$D$73:.$D$74] * TINV(1 - [.$C$70] ; [.$C$54])" office:value-type="float" office:value="0.586149817352484" calcext:value-type="float">
            <text:p>0.586149817352484</text:p>
          </table:table-cell>
          <table:table-cell table:number-matrix-columns-spanned="1" table:number-matrix-rows-spanned="2" table:formula="of:=[.$C$73:.$C$74] + [.$D$73:.$D$74] * TINV(1 - [.$C$70] ; [.$C$54])" office:value-type="float" office:value="1.4628409721212" calcext:value-type="float">
            <text:p>1.4628409721212</text:p>
          </table:table-cell>
          <table:table-cell table:number-columns-repeated="16"/>
        </table:table-row>
        <table:table-row table:style-name="ro1"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36.4420775555555" calcext:value-type="float">
            <text:p>36.4420775555555</text:p>
          </table:table-cell>
          <table:table-cell office:value-type="float" office:value="0.379325035544262" calcext:value-type="float">
            <text:p>0.379325035544262</text:p>
          </table:table-cell>
          <table:table-cell office:value-type="float" office:value="96.0708472702516" calcext:value-type="float">
            <text:p>96.0708472702516</text:p>
          </table:table-cell>
          <table:table-cell office:value-type="float" office:value="1.06820657244193E-024" calcext:value-type="float">
            <text:p>1.06820657244193E-24</text:p>
          </table:table-cell>
          <table:table-cell office:value-type="float" office:value="35.6417716865021" calcext:value-type="float">
            <text:p>35.6417716865021</text:p>
          </table:table-cell>
          <table:table-cell office:value-type="float" office:value="37.242383424609" calcext:value-type="float">
            <text:p>37.242383424609</text:p>
          </table:table-cell>
          <table:table-cell table:number-columns-repeated="16"/>
        </table:table-row>
      </table:table>
      <table:table table:name="Front-Back" table:style-name="ta1">
        <table:shapes>
          <draw:frame draw:z-index="0" draw:style-name="gr1" draw:text-style-name="P1" svg:width="31.599cm" svg:height="12.451cm" svg:x="3.376cm" svg:y="7.426cm">
            <draw:object draw:notify-on-update-of-ranges="'Front-Back'.B2:'Front-Back'.V2 'Front-Back'.A3:'Front-Back'.A3 'Front-Back'.B3:'Front-Back'.V3 'Front-Back'.A4:'Front-Back'.A4 'Front-Back'.B4:'Front-Back'.V4 'Front-Back'.A6:'Front-Back'.A6 'Front-Back'.B6:'Front-Back'.V6 'Front-Back'.A7:'Front-Back'.A7 'Front-Back'.B7:'Front-Back'.U7 'Front-Back'.A9:'Front-Back'.A9 'Front-Back'.B9:'Front-Back'.V9 'Front-Back'.A10:'Front-Back'.A10 'Front-Back'.B10:'Front-Back'.V10 'Front-Back'.A12:'Front-Back'.A12 'Front-Back'.B12:'Front-Back'.V12 'Front-Back'.A13:'Front-Back'.A13 'Front-Back'.B13:'Front-Back'.V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2" office:value-type="string" calcext:value-type="string" table:number-columns-spanned="21" table:number-rows-spanned="1">
            <text:p>Demand Position</text:p>
          </table:table-cell>
          <table:covered-table-cell table:number-columns-repeated="20"/>
          <table:table-cell table:number-columns-repeated="2"/>
        </table:table-row>
        <table:table-row table:style-name="ro1">
          <table:table-cell/>
          <table:table-cell table:style-name="ce3" office:value-type="float" office:value="-1" calcext:value-type="float">
            <text:p>-1.0</text:p>
          </table:table-cell>
          <table:table-cell table:style-name="ce3" office:value-type="float" office:value="-0.9" calcext:value-type="float">
            <text:p>-0.9</text:p>
          </table:table-cell>
          <table:table-cell table:style-name="ce3" office:value-type="float" office:value="-0.8" calcext:value-type="float">
            <text:p>-0.8</text:p>
          </table:table-cell>
          <table:table-cell table:style-name="ce3" office:value-type="float" office:value="-0.7" calcext:value-type="float">
            <text:p>-0.7</text:p>
          </table:table-cell>
          <table:table-cell table:style-name="ce3" office:value-type="float" office:value="-0.6" calcext:value-type="float">
            <text:p>-0.6</text:p>
          </table:table-cell>
          <table:table-cell table:style-name="ce3" office:value-type="float" office:value="-0.5" calcext:value-type="float">
            <text:p>-0.5</text:p>
          </table:table-cell>
          <table:table-cell table:style-name="ce3" office:value-type="float" office:value="-0.4" calcext:value-type="float">
            <text:p>-0.4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.0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Pos Dir 1</text:p>
          </table:table-cell>
          <table:table-cell table:style-name="ce4"/>
          <table:table-cell table:style-name="ce4" office:value-type="float" office:value="28.4715" calcext:value-type="float">
            <text:p>28.4715</text:p>
          </table:table-cell>
          <table:table-cell table:style-name="ce4" office:value-type="float" office:value="17.264017" calcext:value-type="float">
            <text:p>17.264017</text:p>
          </table:table-cell>
          <table:table-cell table:style-name="ce4" office:value-type="float" office:value="14.819023" calcext:value-type="float">
            <text:p>14.819023</text:p>
          </table:table-cell>
          <table:table-cell table:style-name="ce4" office:value-type="float" office:value="12.245467" calcext:value-type="float">
            <text:p>12.245467</text:p>
          </table:table-cell>
          <table:table-cell table:style-name="ce4" office:value-type="float" office:value="9.779509" calcext:value-type="float">
            <text:p>9.779509</text:p>
          </table:table-cell>
          <table:table-cell table:style-name="ce4" office:value-type="float" office:value="7.407897" calcext:value-type="float">
            <text:p>7.407897</text:p>
          </table:table-cell>
          <table:table-cell table:style-name="ce4" office:value-type="float" office:value="4.904804" calcext:value-type="float">
            <text:p>4.904804</text:p>
          </table:table-cell>
          <table:table-cell table:style-name="ce4" office:value-type="float" office:value="1.760189" calcext:value-type="float">
            <text:p>1.760189</text:p>
          </table:table-cell>
          <table:table-cell table:style-name="ce4" office:value-type="float" office:value="-0.825674" calcext:value-type="float">
            <text:p>-0.825674</text:p>
          </table:table-cell>
          <table:table-cell table:style-name="ce4" office:value-type="float" office:value="-3.611674" calcext:value-type="float">
            <text:p>-3.611674</text:p>
          </table:table-cell>
          <table:table-cell table:style-name="ce4" office:value-type="float" office:value="-7.790179" calcext:value-type="float">
            <text:p>-7.790179</text:p>
          </table:table-cell>
          <table:table-cell table:style-name="ce4" office:value-type="float" office:value="-10.889751" calcext:value-type="float">
            <text:p>-10.889751</text:p>
          </table:table-cell>
          <table:table-cell table:style-name="ce4" office:value-type="float" office:value="-12.794733" calcext:value-type="float">
            <text:p>-12.794733</text:p>
          </table:table-cell>
          <table:table-cell table:style-name="ce4" office:value-type="float" office:value="-16.504642" calcext:value-type="float">
            <text:p>-16.504642</text:p>
          </table:table-cell>
          <table:table-cell table:style-name="ce4" office:value-type="float" office:value="-19.060984" calcext:value-type="float">
            <text:p>-19.060984</text:p>
          </table:table-cell>
          <table:table-cell table:style-name="ce4" office:value-type="float" office:value="-22.03137" calcext:value-type="float">
            <text:p>-22.03137</text:p>
          </table:table-cell>
          <table:table-cell table:style-name="ce4" office:value-type="float" office:value="-24.632778" calcext:value-type="float">
            <text:p>-24.632778</text:p>
          </table:table-cell>
          <table:table-cell table:style-name="ce4" office:value-type="float" office:value="-28.365017" calcext:value-type="float">
            <text:p>-28.365017</text:p>
          </table:table-cell>
          <table:table-cell table:style-name="ce4" office:value-type="float" office:value="-29.90115" calcext:value-type="float">
            <text:p>-29.90115</text:p>
          </table:table-cell>
          <table:table-cell table:style-name="ce4" office:value-type="float" office:value="-31.423985" calcext:value-type="float">
            <text:p>-31.423985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Neg Dir 1</text:p>
          </table:table-cell>
          <table:table-cell table:style-name="ce4" office:value-type="float" office:value="28.895519" calcext:value-type="float">
            <text:p>28.895519</text:p>
          </table:table-cell>
          <table:table-cell table:style-name="ce4" office:value-type="float" office:value="27.174667" calcext:value-type="float">
            <text:p>27.174667</text:p>
          </table:table-cell>
          <table:table-cell table:style-name="ce4" office:value-type="float" office:value="24.024557" calcext:value-type="float">
            <text:p>24.024557</text:p>
          </table:table-cell>
          <table:table-cell table:style-name="ce4" office:value-type="float" office:value="21.34738" calcext:value-type="float">
            <text:p>21.34738</text:p>
          </table:table-cell>
          <table:table-cell table:style-name="ce4" office:value-type="float" office:value="18.887859" calcext:value-type="float">
            <text:p>18.887859</text:p>
          </table:table-cell>
          <table:table-cell table:style-name="ce4" office:value-type="float" office:value="16.218613" calcext:value-type="float">
            <text:p>16.218613</text:p>
          </table:table-cell>
          <table:table-cell table:style-name="ce4" office:value-type="float" office:value="13.287613" calcext:value-type="float">
            <text:p>13.287613</text:p>
          </table:table-cell>
          <table:table-cell table:style-name="ce4" office:value-type="float" office:value="10.734096" calcext:value-type="float">
            <text:p>10.734096</text:p>
          </table:table-cell>
          <table:table-cell table:style-name="ce4" office:value-type="float" office:value="8.39036" calcext:value-type="float">
            <text:p>8.39036</text:p>
          </table:table-cell>
          <table:table-cell table:style-name="ce4" office:value-type="float" office:value="5.687271" calcext:value-type="float">
            <text:p>5.687271</text:p>
          </table:table-cell>
          <table:table-cell table:style-name="ce4" office:value-type="float" office:value="2.194635" calcext:value-type="float">
            <text:p>2.194635</text:p>
          </table:table-cell>
          <table:table-cell table:style-name="ce4" office:value-type="float" office:value="0.162281" calcext:value-type="float">
            <text:p>0.162281</text:p>
          </table:table-cell>
          <table:table-cell table:style-name="ce4" office:value-type="float" office:value="-2.343109" calcext:value-type="float">
            <text:p>-2.343109</text:p>
          </table:table-cell>
          <table:table-cell table:style-name="ce4" office:value-type="float" office:value="-4.32459" calcext:value-type="float">
            <text:p>-4.32459</text:p>
          </table:table-cell>
          <table:table-cell table:style-name="ce4" office:value-type="float" office:value="-7.889614" calcext:value-type="float">
            <text:p>-7.889614</text:p>
          </table:table-cell>
          <table:table-cell table:style-name="ce4" office:value-type="float" office:value="-9.704458" calcext:value-type="float">
            <text:p>-9.704458</text:p>
          </table:table-cell>
          <table:table-cell table:style-name="ce4" office:value-type="float" office:value="-12.118128" calcext:value-type="float">
            <text:p>-12.118128</text:p>
          </table:table-cell>
          <table:table-cell table:style-name="ce4" office:value-type="float" office:value="-15.657971" calcext:value-type="float">
            <text:p>-15.657971</text:p>
          </table:table-cell>
          <table:table-cell table:style-name="ce4" office:value-type="float" office:value="-18.063808" calcext:value-type="float">
            <text:p>-18.063808</text:p>
          </table:table-cell>
          <table:table-cell table:style-name="ce4" office:value-type="float" office:value="-30.09306" calcext:value-type="float">
            <text:p>-30.09306</text:p>
          </table:table-cell>
          <table:table-cell table:style-name="ce4"/>
          <table:table-cell/>
          <table:table-cell table:style-name="ce11"/>
        </table:table-row>
        <table:table-row table:style-name="ro1">
          <table:table-cell table:style-name="ce1"/>
          <table:table-cell/>
          <table:table-cell table:style-name="ce4" table:number-columns-repeated="19"/>
          <table:table-cell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Pos Dir 2</text:p>
          </table:table-cell>
          <table:table-cell/>
          <table:table-cell office:value-type="float" office:value="29.213306" calcext:value-type="float">
            <text:p>29.213306</text:p>
          </table:table-cell>
          <table:table-cell office:value-type="float" office:value="17.771366" calcext:value-type="float">
            <text:p>17.771366</text:p>
          </table:table-cell>
          <table:table-cell office:value-type="float" office:value="15.317952" calcext:value-type="float">
            <text:p>15.317952</text:p>
          </table:table-cell>
          <table:table-cell office:value-type="float" office:value="12.253288" calcext:value-type="float">
            <text:p>12.253288</text:p>
          </table:table-cell>
          <table:table-cell office:value-type="float" office:value="9.856097" calcext:value-type="float">
            <text:p>9.856097</text:p>
          </table:table-cell>
          <table:table-cell office:value-type="float" office:value="7.480483" calcext:value-type="float">
            <text:p>7.480483</text:p>
          </table:table-cell>
          <table:table-cell office:value-type="float" office:value="4.398911" calcext:value-type="float">
            <text:p>4.398911</text:p>
          </table:table-cell>
          <table:table-cell office:value-type="float" office:value="1.877137" calcext:value-type="float">
            <text:p>1.877137</text:p>
          </table:table-cell>
          <table:table-cell office:value-type="float" office:value="-0.78651" calcext:value-type="float">
            <text:p>-0.78651</text:p>
          </table:table-cell>
          <table:table-cell office:value-type="float" office:value="-4.032197" calcext:value-type="float">
            <text:p>-4.032197</text:p>
          </table:table-cell>
          <table:table-cell office:value-type="float" office:value="-7.731357" calcext:value-type="float">
            <text:p>-7.731357</text:p>
          </table:table-cell>
          <table:table-cell office:value-type="float" office:value="-11.003656" calcext:value-type="float">
            <text:p>-11.003656</text:p>
          </table:table-cell>
          <table:table-cell office:value-type="float" office:value="-13.170113" calcext:value-type="float">
            <text:p>-13.170113</text:p>
          </table:table-cell>
          <table:table-cell office:value-type="float" office:value="-15.569379" calcext:value-type="float">
            <text:p>-15.569379</text:p>
          </table:table-cell>
          <table:table-cell office:value-type="float" office:value="-19.458813" calcext:value-type="float">
            <text:p>-19.458813</text:p>
          </table:table-cell>
          <table:table-cell office:value-type="float" office:value="-22.235395" calcext:value-type="float">
            <text:p>-22.235395</text:p>
          </table:table-cell>
          <table:table-cell office:value-type="float" office:value="-24.000027" calcext:value-type="float">
            <text:p>-24.000027</text:p>
          </table:table-cell>
          <table:table-cell office:value-type="float" office:value="-28.035278" calcext:value-type="float">
            <text:p>-28.035278</text:p>
          </table:table-cell>
          <table:table-cell office:value-type="float" office:value="-29.61883" calcext:value-type="float">
            <text:p>-29.61883</text:p>
          </table:table-cell>
          <table:table-cell office:value-type="float" office:value="-31.127665" calcext:value-type="float">
            <text:p>-31.127665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Neg Dir 2</text:p>
          </table:table-cell>
          <table:table-cell office:value-type="float" office:value="30.181458" calcext:value-type="float">
            <text:p>30.181458</text:p>
          </table:table-cell>
          <table:table-cell office:value-type="float" office:value="27.881424" calcext:value-type="float">
            <text:p>27.881424</text:p>
          </table:table-cell>
          <table:table-cell office:value-type="float" office:value="24.348032" calcext:value-type="float">
            <text:p>24.348032</text:p>
          </table:table-cell>
          <table:table-cell office:value-type="float" office:value="21.375317" calcext:value-type="float">
            <text:p>21.375317</text:p>
          </table:table-cell>
          <table:table-cell office:value-type="float" office:value="19.424072" calcext:value-type="float">
            <text:p>19.424072</text:p>
          </table:table-cell>
          <table:table-cell office:value-type="float" office:value="16.814081" calcext:value-type="float">
            <text:p>16.814081</text:p>
          </table:table-cell>
          <table:table-cell office:value-type="float" office:value="14.089224" calcext:value-type="float">
            <text:p>14.089224</text:p>
          </table:table-cell>
          <table:table-cell office:value-type="float" office:value="10.264631" calcext:value-type="float">
            <text:p>10.264631</text:p>
          </table:table-cell>
          <table:table-cell office:value-type="float" office:value="7.75108" calcext:value-type="float">
            <text:p>7.75108</text:p>
          </table:table-cell>
          <table:table-cell office:value-type="float" office:value="5.01187" calcext:value-type="float">
            <text:p>5.01187</text:p>
          </table:table-cell>
          <table:table-cell office:value-type="float" office:value="2.058937" calcext:value-type="float">
            <text:p>2.058937</text:p>
          </table:table-cell>
          <table:table-cell office:value-type="float" office:value="-0.215404" calcext:value-type="float">
            <text:p>-0.215404</text:p>
          </table:table-cell>
          <table:table-cell office:value-type="float" office:value="-2.921507" calcext:value-type="float">
            <text:p>-2.921507</text:p>
          </table:table-cell>
          <table:table-cell office:value-type="float" office:value="-5.435664" calcext:value-type="float">
            <text:p>-5.435664</text:p>
          </table:table-cell>
          <table:table-cell office:value-type="float" office:value="-8.390131" calcext:value-type="float">
            <text:p>-8.390131</text:p>
          </table:table-cell>
          <table:table-cell office:value-type="float" office:value="-10.521642" calcext:value-type="float">
            <text:p>-10.521642</text:p>
          </table:table-cell>
          <table:table-cell office:value-type="float" office:value="-12.477276" calcext:value-type="float">
            <text:p>-12.477276</text:p>
          </table:table-cell>
          <table:table-cell office:value-type="float" office:value="-16.219803" calcext:value-type="float">
            <text:p>-16.219803</text:p>
          </table:table-cell>
          <table:table-cell office:value-type="float" office:value="-18.47855" calcext:value-type="float">
            <text:p>-18.47855</text:p>
          </table:table-cell>
          <table:table-cell office:value-type="float" office:value="-27.755291" calcext:value-type="float">
            <text:p>-27.755291</text:p>
          </table:table-cell>
          <table:table-cell table:number-columns-repeated="2"/>
          <table:table-cell table:style-name="ce11"/>
        </table:table-row>
        <table:table-row table:style-name="ro1">
          <table:table-cell table:number-columns-repeated="23"/>
          <table:table-cell table:style-name="ce11"/>
        </table:table-row>
        <table:table-row table:style-name="ro1">
          <table:table-cell table:style-name="ce1" office:value-type="string" calcext:value-type="string">
            <text:p>Pos Dir 3</text:p>
          </table:table-cell>
          <table:table-cell/>
          <table:table-cell office:value-type="float" office:value="31.712778" calcext:value-type="float">
            <text:p>31.712778</text:p>
          </table:table-cell>
          <table:table-cell office:value-type="float" office:value="19.495157" calcext:value-type="float">
            <text:p>19.495157</text:p>
          </table:table-cell>
          <table:table-cell office:value-type="float" office:value="17.178371" calcext:value-type="float">
            <text:p>17.178371</text:p>
          </table:table-cell>
          <table:table-cell office:value-type="float" office:value="14.234424" calcext:value-type="float">
            <text:p>14.234424</text:p>
          </table:table-cell>
          <table:table-cell office:value-type="float" office:value="11.578061" calcext:value-type="float">
            <text:p>11.578061</text:p>
          </table:table-cell>
          <table:table-cell office:value-type="float" office:value="9.444229" calcext:value-type="float">
            <text:p>9.444229</text:p>
          </table:table-cell>
          <table:table-cell office:value-type="float" office:value="6.575982" calcext:value-type="float">
            <text:p>6.575982</text:p>
          </table:table-cell>
          <table:table-cell office:value-type="float" office:value="2.555386" calcext:value-type="float">
            <text:p>2.555386</text:p>
          </table:table-cell>
          <table:table-cell office:value-type="float" office:value="0.420212" calcext:value-type="float">
            <text:p>0.420212</text:p>
          </table:table-cell>
          <table:table-cell office:value-type="float" office:value="-2.840551" calcext:value-type="float">
            <text:p>-2.840551</text:p>
          </table:table-cell>
          <table:table-cell office:value-type="float" office:value="-5.808343" calcext:value-type="float">
            <text:p>-5.808343</text:p>
          </table:table-cell>
          <table:table-cell office:value-type="float" office:value="-8.718622" calcext:value-type="float">
            <text:p>-8.718622</text:p>
          </table:table-cell>
          <table:table-cell office:value-type="float" office:value="-11.027355" calcext:value-type="float">
            <text:p>-11.027355</text:p>
          </table:table-cell>
          <table:table-cell office:value-type="float" office:value="-14.413294" calcext:value-type="float">
            <text:p>-14.413294</text:p>
          </table:table-cell>
          <table:table-cell office:value-type="float" office:value="-16.190975" calcext:value-type="float">
            <text:p>-16.190975</text:p>
          </table:table-cell>
          <table:table-cell office:value-type="float" office:value="-19.643133" calcext:value-type="float">
            <text:p>-19.643133</text:p>
          </table:table-cell>
          <table:table-cell office:value-type="float" office:value="-22.750778" calcext:value-type="float">
            <text:p>-22.750778</text:p>
          </table:table-cell>
          <table:table-cell office:value-type="float" office:value="-26.264322" calcext:value-type="float">
            <text:p>-26.264322</text:p>
          </table:table-cell>
          <table:table-cell office:value-type="float" office:value="-27.582331" calcext:value-type="float">
            <text:p>-27.582331</text:p>
          </table:table-cell>
          <table:table-cell office:value-type="float" office:value="-29.136175" calcext:value-type="float">
            <text:p>-29.136175</text:p>
          </table:table-cell>
          <table:table-cell/>
          <table:table-cell table:style-name="ce11"/>
        </table:table-row>
        <table:table-row table:style-name="ro1">
          <table:table-cell table:style-name="ce1" office:value-type="string" calcext:value-type="string">
            <text:p>Neg Dir 3</text:p>
          </table:table-cell>
          <table:table-cell office:value-type="float" office:value="32.790432" calcext:value-type="float">
            <text:p>32.790432</text:p>
          </table:table-cell>
          <table:table-cell office:value-type="float" office:value="30.591034" calcext:value-type="float">
            <text:p>30.591034</text:p>
          </table:table-cell>
          <table:table-cell office:value-type="float" office:value="27.349716" calcext:value-type="float">
            <text:p>27.349716</text:p>
          </table:table-cell>
          <table:table-cell office:value-type="float" office:value="24.450294" calcext:value-type="float">
            <text:p>24.450294</text:p>
          </table:table-cell>
          <table:table-cell office:value-type="float" office:value="22.456833" calcext:value-type="float">
            <text:p>22.456833</text:p>
          </table:table-cell>
          <table:table-cell office:value-type="float" office:value="19.616558" calcext:value-type="float">
            <text:p>19.616558</text:p>
          </table:table-cell>
          <table:table-cell office:value-type="float" office:value="16.154175" calcext:value-type="float">
            <text:p>16.154175</text:p>
          </table:table-cell>
          <table:table-cell office:value-type="float" office:value="13.244357" calcext:value-type="float">
            <text:p>13.244357</text:p>
          </table:table-cell>
          <table:table-cell office:value-type="float" office:value="10.791493" calcext:value-type="float">
            <text:p>10.791493</text:p>
          </table:table-cell>
          <table:table-cell office:value-type="float" office:value="7.464395" calcext:value-type="float">
            <text:p>7.464395</text:p>
          </table:table-cell>
          <table:table-cell office:value-type="float" office:value="4.049543" calcext:value-type="float">
            <text:p>4.049543</text:p>
          </table:table-cell>
          <table:table-cell office:value-type="float" office:value="1.884139" calcext:value-type="float">
            <text:p>1.884139</text:p>
          </table:table-cell>
          <table:table-cell office:value-type="float" office:value="-0.189561" calcext:value-type="float">
            <text:p>-0.189561</text:p>
          </table:table-cell>
          <table:table-cell office:value-type="float" office:value="-2.707997" calcext:value-type="float">
            <text:p>-2.707997</text:p>
          </table:table-cell>
          <table:table-cell office:value-type="float" office:value="-5.212777" calcext:value-type="float">
            <text:p>-5.212777</text:p>
          </table:table-cell>
          <table:table-cell office:value-type="float" office:value="-7.485023" calcext:value-type="float">
            <text:p>-7.485023</text:p>
          </table:table-cell>
          <table:table-cell office:value-type="float" office:value="-10.484419" calcext:value-type="float">
            <text:p>-10.484419</text:p>
          </table:table-cell>
          <table:table-cell office:value-type="float" office:value="-14.248059" calcext:value-type="float">
            <text:p>-14.248059</text:p>
          </table:table-cell>
          <table:table-cell office:value-type="float" office:value="-15.51515" calcext:value-type="float">
            <text:p>-15.51515</text:p>
          </table:table-cell>
          <table:table-cell office:value-type="float" office:value="-27.323582" calcext:value-type="float">
            <text:p>-27.323582</text:p>
          </table:table-cell>
          <table:table-cell table:number-columns-repeated="2"/>
          <table:table-cell table:style-name="ce11"/>
        </table:table-row>
        <table:table-row table:style-name="ro1">
          <table:table-cell table:number-columns-repeated="23"/>
          <table:table-cell table:style-name="ce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3:.C10])" office:value-type="float" office:value="29.1741181666667" calcext:value-type="float">
            <text:p>29.1741181666667</text:p>
          </table:table-cell>
          <table:table-cell table:formula="of:=AVERAGE([.D3:.D10])" office:value-type="float" office:value="21.7088075" calcext:value-type="float">
            <text:p>21.7088075</text:p>
          </table:table-cell>
          <table:table-cell table:formula="of:=AVERAGE([.E3:.E10])" office:value-type="float" office:value="19.0813895" calcext:value-type="float">
            <text:p>19.0813895</text:p>
          </table:table-cell>
          <table:table-cell table:formula="of:=AVERAGE([.F3:.F10])" office:value-type="float" office:value="16.5836571666667" calcext:value-type="float">
            <text:p>16.5836571666667</text:p>
          </table:table-cell>
          <table:table-cell table:formula="of:=AVERAGE([.G3:.G10])" office:value-type="float" office:value="13.9771531666667" calcext:value-type="float">
            <text:p>13.9771531666667</text:p>
          </table:table-cell>
          <table:table-cell table:formula="of:=AVERAGE([.H3:.H10])" office:value-type="float" office:value="11.3106035" calcext:value-type="float">
            <text:p>11.3106035</text:p>
          </table:table-cell>
          <table:table-cell table:formula="of:=AVERAGE([.I3:.I10])" office:value-type="float" office:value="8.35379683333333" calcext:value-type="float">
            <text:p>8.35379683333333</text:p>
          </table:table-cell>
          <table:table-cell table:formula="of:=AVERAGE([.J3:.J10])" office:value-type="float" office:value="5.52094083333333" calcext:value-type="float">
            <text:p>5.52094083333333</text:p>
          </table:table-cell>
          <table:table-cell table:formula="of:=AVERAGE([.K3:.K10])" office:value-type="float" office:value="2.828594" calcext:value-type="float">
            <text:p>2.828594</text:p>
          </table:table-cell>
          <table:table-cell table:formula="of:=AVERAGE([.L3:.L10])" office:value-type="float" office:value="-0.363551166666667" calcext:value-type="float">
            <text:p>-0.363551166666667</text:p>
          </table:table-cell>
          <table:table-cell table:formula="of:=AVERAGE([.M3:.M10])" office:value-type="float" office:value="-3.2498105" calcext:value-type="float">
            <text:p>-3.2498105</text:p>
          </table:table-cell>
          <table:table-cell table:formula="of:=AVERAGE([.N3:.N10])" office:value-type="float" office:value="-6.01103433333333" calcext:value-type="float">
            <text:p>-6.01103433333333</text:p>
          </table:table-cell>
          <table:table-cell table:formula="of:=AVERAGE([.O3:.O10])" office:value-type="float" office:value="-8.24340866666667" calcext:value-type="float">
            <text:p>-8.24340866666667</text:p>
          </table:table-cell>
          <table:table-cell table:formula="of:=AVERAGE([.P3:.P10])" office:value-type="float" office:value="-11.3299728333333" calcext:value-type="float">
            <text:p>-11.3299728333333</text:p>
          </table:table-cell>
          <table:table-cell table:formula="of:=AVERAGE([.Q3:.Q10])" office:value-type="float" office:value="-13.7369825" calcext:value-type="float">
            <text:p>-13.7369825</text:p>
          </table:table-cell>
          <table:table-cell table:formula="of:=AVERAGE([.R3:.R10])" office:value-type="float" office:value="-16.4982868333333" calcext:value-type="float">
            <text:p>-16.4982868333333</text:p>
          </table:table-cell>
          <table:table-cell table:formula="of:=AVERAGE([.S3:.S10])" office:value-type="float" office:value="-19.5849026666667" calcext:value-type="float">
            <text:p>-19.5849026666667</text:p>
          </table:table-cell>
          <table:table-cell table:formula="of:=AVERAGE([.T3:.T10])" office:value-type="float" office:value="-22.4536875" calcext:value-type="float">
            <text:p>-22.4536875</text:p>
          </table:table-cell>
          <table:table-cell table:formula="of:=AVERAGE([.U3:.U10])" office:value-type="float" office:value="-28.712374" calcext:value-type="float">
            <text:p>-28.712374</text:p>
          </table:table-cell>
          <table:table-cell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Linearisation</text:p>
          </table:table-cell>
          <table:table-cell table:formula="of:=([.B2]*[.$C74])+[.$C73]" office:value-type="float" office:value="28.8871263625731" calcext:value-type="float">
            <text:p>28.8871263625731</text:p>
          </table:table-cell>
          <table:table-cell table:formula="of:=([.C2]*[.$C74])+[.$C73]" office:value-type="float" office:value="25.9897560929825" calcext:value-type="float">
            <text:p>25.9897560929825</text:p>
          </table:table-cell>
          <table:table-cell table:formula="of:=([.D2]*[.$C74])+[.$C73]" office:value-type="float" office:value="23.0923858233918" calcext:value-type="float">
            <text:p>23.0923858233918</text:p>
          </table:table-cell>
          <table:table-cell table:formula="of:=([.E2]*[.$C74])+[.$C73]" office:value-type="float" office:value="20.1950155538012" calcext:value-type="float">
            <text:p>20.1950155538012</text:p>
          </table:table-cell>
          <table:table-cell table:formula="of:=([.F2]*[.$C74])+[.$C73]" office:value-type="float" office:value="17.2976452842105" calcext:value-type="float">
            <text:p>17.2976452842105</text:p>
          </table:table-cell>
          <table:table-cell table:formula="of:=([.G2]*[.$C74])+[.$C73]" office:value-type="float" office:value="14.4002750146199" calcext:value-type="float">
            <text:p>14.4002750146199</text:p>
          </table:table-cell>
          <table:table-cell table:formula="of:=([.H2]*[.$C74])+[.$C73]" office:value-type="float" office:value="11.5029047450292" calcext:value-type="float">
            <text:p>11.5029047450292</text:p>
          </table:table-cell>
          <table:table-cell table:formula="of:=([.I2]*[.$C74])+[.$C73]" office:value-type="float" office:value="8.6055344754386" calcext:value-type="float">
            <text:p>8.6055344754386</text:p>
          </table:table-cell>
          <table:table-cell table:formula="of:=([.J2]*[.$C74])+[.$C73]" office:value-type="float" office:value="5.70816420584795" calcext:value-type="float">
            <text:p>5.70816420584795</text:p>
          </table:table-cell>
          <table:table-cell table:formula="of:=([.K2]*[.$C74])+[.$C73]" office:value-type="float" office:value="2.81079393625731" calcext:value-type="float">
            <text:p>2.81079393625731</text:p>
          </table:table-cell>
          <table:table-cell table:formula="of:=([.L2]*[.$C74])+[.$C73]" office:value-type="float" office:value="-0.0865763333333324" calcext:value-type="float">
            <text:p>-0.086576333333332</text:p>
          </table:table-cell>
          <table:table-cell table:formula="of:=([.M2]*[.$C74])+[.$C73]" office:value-type="float" office:value="-2.98394660292398" calcext:value-type="float">
            <text:p>-2.98394660292398</text:p>
          </table:table-cell>
          <table:table-cell table:formula="of:=([.N2]*[.$C74])+[.$C73]" office:value-type="float" office:value="-5.88131687251462" calcext:value-type="float">
            <text:p>-5.88131687251462</text:p>
          </table:table-cell>
          <table:table-cell table:formula="of:=([.O2]*[.$C74])+[.$C73]" office:value-type="float" office:value="-8.77868714210526" calcext:value-type="float">
            <text:p>-8.77868714210526</text:p>
          </table:table-cell>
          <table:table-cell table:formula="of:=([.P2]*[.$C74])+[.$C73]" office:value-type="float" office:value="-11.6760574116959" calcext:value-type="float">
            <text:p>-11.6760574116959</text:p>
          </table:table-cell>
          <table:table-cell table:formula="of:=([.Q2]*[.$C74])+[.$C73]" office:value-type="float" office:value="-14.5734276812865" calcext:value-type="float">
            <text:p>-14.5734276812865</text:p>
          </table:table-cell>
          <table:table-cell table:formula="of:=([.R2]*[.$C74])+[.$C73]" office:value-type="float" office:value="-17.4707979508772" calcext:value-type="float">
            <text:p>-17.4707979508772</text:p>
          </table:table-cell>
          <table:table-cell table:formula="of:=([.S2]*[.$C74])+[.$C73]" office:value-type="float" office:value="-20.3681682204678" calcext:value-type="float">
            <text:p>-20.3681682204678</text:p>
          </table:table-cell>
          <table:table-cell table:formula="of:=([.T2]*[.$C74])+[.$C73]" office:value-type="float" office:value="-23.2655384900585" calcext:value-type="float">
            <text:p>-23.2655384900585</text:p>
          </table:table-cell>
          <table:table-cell table:formula="of:=([.U2]*[.$C74])+[.$C73]" office:value-type="float" office:value="-26.1629087596491" calcext:value-type="float">
            <text:p>-26.1629087596491</text:p>
          </table:table-cell>
          <table:table-cell table:formula="of:=([.V2]*[.$C74])+[.$C73]" office:value-type="float" office:value="-29.0602790292398" calcext:value-type="float">
            <text:p>-29.0602790292398</text:p>
          </table:table-cell>
          <table:table-cell/>
          <table:table-cell table:style-name="ce11"/>
        </table:table-row>
        <table:table-row table:style-name="ro1">
          <table:table-cell table:number-columns-repeated="23"/>
          <table:table-cell table:style-name="ce11"/>
        </table:table-row>
        <table:table-row table:style-name="ro1">
          <table:table-cell table:style-name="ce1" office:value-type="string" calcext:value-type="string">
            <text:p>Equation</text:p>
          </table:table-cell>
          <table:table-cell table:style-name="ce9" office:value-type="string" calcext:value-type="string">
            <text:p>Angle =</text:p>
          </table:table-cell>
          <table:table-cell table:style-name="ce9" office:value-type="string" calcext:value-type="string">
            <text:p>Scale x</text:p>
          </table:table-cell>
          <table:table-cell table:style-name="ce10" table:formula="of:=[.C74]" office:value-type="float" office:value="-28.9737026959064" calcext:value-type="float" table:number-columns-spanned="2" table:number-rows-spanned="1">
            <text:p>-28.9737026959064</text:p>
          </table:table-cell>
          <table:covered-table-cell/>
          <table:table-cell table:style-name="ce9" office:value-type="string" calcext:value-type="string">
            <text:p>+</text:p>
          </table:table-cell>
          <table:table-cell table:style-name="ce10" table:formula="of:=[.C73]" office:value-type="float" office:value="-0.0865763333333324" calcext:value-type="float" table:number-columns-spanned="2" table:number-rows-spanned="1">
            <text:p>-0.086576333333332</text:p>
          </table:table-cell>
          <table:covered-table-cell/>
          <table:table-cell table:number-columns-repeated="15"/>
          <table:table-cell table:style-name="ce11"/>
        </table:table-row>
        <table:table-row table:style-name="ro1" table:number-rows-repeated="5">
          <table:table-cell table:number-columns-repeated="23"/>
          <table:table-cell table:style-name="ce11"/>
        </table:table-row>
        <table:table-row table:style-name="ro1" table:number-rows-repeated="26">
          <table:table-cell table:number-columns-repeated="24"/>
        </table:table-row>
        <table:table-row table:style-name="ro2"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LINEST raw output</text:p>
          </table:table-cell>
          <table:table-cell table:number-columns-repeated="22"/>
        </table:table-row>
        <table:table-row table:style-name="ro1">
          <table:table-cell/>
          <table:table-cell table:number-matrix-columns-spanned="2" table:number-matrix-rows-spanned="5" table:formula="of:=LINEST([.$C$12:.$U$12] ; [.$C$2:.$U$2] ; 1 ; 1)" office:value-type="float" office:value="-28.9737026959064" calcext:value-type="float">
            <text:p>-28.9737026959064</text:p>
          </table:table-cell>
          <table:table-cell office:value-type="float" office:value="-0.0865763333333324" calcext:value-type="float">
            <text:p>-0.08657633333333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498785596534431" calcext:value-type="float">
            <text:p>0.498785596534431</text:p>
          </table:table-cell>
          <table:table-cell office:value-type="float" office:value="0.273196122580578" calcext:value-type="float">
            <text:p>0.27319612258057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.994987132855832" calcext:value-type="float">
            <text:p>0.994987132855832</text:p>
          </table:table-cell>
          <table:table-cell office:value-type="float" office:value="1.19083429009589" calcext:value-type="float">
            <text:p>1.19083429009589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374.27280079216" calcext:value-type="float">
            <text:p>3374.27280079216</text:p>
          </table:table-cell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/>
          <table:table-cell office:value-type="float" office:value="4785.01005309142" calcext:value-type="float">
            <text:p>4785.01005309142</text:p>
          </table:table-cell>
          <table:table-cell office:value-type="float" office:value="24.1074672099592" calcext:value-type="float">
            <text:p>24.1074672099592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Regression Statistics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^2</text:p>
          </table:table-cell>
          <table:table-cell table:formula="of:=[.$B$53]" office:value-type="float" office:value="0.994987132855832" calcext:value-type="float">
            <text:p>0.99498713285583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formula="of:=[.$C$53]" office:value-type="float" office:value="1.19083429009589" calcext:value-type="float">
            <text:p>1.1908342900958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unt of x-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Observations</text:p>
          </table:table-cell>
          <table:table-cell table:formula="of:=19"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djusted R^2</text:p>
          </table:table-cell>
          <table:table-cell table:formula="of:=1 - (1 - [.$B$53])*([.$C$61] - 1)/([.$C$61] - [.$C$60] - 1)" office:value-type="float" office:value="0.99469225831794" calcext:value-type="float">
            <text:p>0.99469225831794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Analysis of Variance (ANOVA)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egression</text:p>
          </table:table-cell>
          <table:table-cell table:formula="of:=[.$C$60]" office:value-type="float" office:value="1" calcext:value-type="float">
            <text:p>1</text:p>
          </table:table-cell>
          <table:table-cell table:formula="of:=[.$B$55]" office:value-type="float" office:value="4785.01005309142" calcext:value-type="float">
            <text:p>4785.01005309142</text:p>
          </table:table-cell>
          <table:table-cell table:formula="of:=[.$B$55] / [.$C$66]" office:value-type="float" office:value="4785.01005309142" calcext:value-type="float">
            <text:p>4785.01005309142</text:p>
          </table:table-cell>
          <table:table-cell table:formula="of:=[.$B$54]" office:value-type="float" office:value="3374.27280079216" calcext:value-type="float">
            <text:p>3374.27280079216</text:p>
          </table:table-cell>
          <table:table-cell table:formula="of:=LEGACY.FDIST([.$B$54] ; [.$C$66] ; [.$C$54])" office:value-type="float" office:value="5.39562074700325E-021" calcext:value-type="float">
            <text:p>5.39562074700325E-2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esidual</text:p>
          </table:table-cell>
          <table:table-cell table:formula="of:=[.$C$54]" office:value-type="float" office:value="17" calcext:value-type="float">
            <text:p>17</text:p>
          </table:table-cell>
          <table:table-cell table:formula="of:=[.$C$55]" office:value-type="float" office:value="24.1074672099592" calcext:value-type="float">
            <text:p>24.1074672099592</text:p>
          </table:table-cell>
          <table:table-cell table:formula="of:=[.$C$55] / [.$C$54]" office:value-type="float" office:value="1.41808630646819" calcext:value-type="float">
            <text:p>1.4180863064681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$C$66] + [.$C$54]" office:value-type="float" office:value="18" calcext:value-type="float">
            <text:p>18</text:p>
          </table:table-cell>
          <table:table-cell table:formula="of:=[.$B$55] + [.$C$55]" office:value-type="float" office:value="4809.11752030138" calcext:value-type="float">
            <text:p>4809.11752030138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C$70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C$70] * 100) ; &quot;%&quot;)" office:value-type="string" office:string-value="Upper 95%" calcext:value-type="string">
            <text:p>Upper 95%</text:p>
          </table:table-cell>
          <table:table-cell table:number-columns-repeated="16"/>
        </table:table-row>
        <table:table-row table:style-name="ro1"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B$51:.$C$51]; 1 ; 75 - ROW())" office:value-type="float" office:value="-0.0865763333333324" calcext:value-type="float">
            <text:p>-0.086576333333332</text:p>
          </table:table-cell>
          <table:table-cell table:number-matrix-columns-spanned="1" table:number-matrix-rows-spanned="2" table:formula="of:=INDEX([.$B$52:.$C$52]; 1 ; 75 - ROW())" office:value-type="float" office:value="0.273196122580578" calcext:value-type="float">
            <text:p>0.273196122580578</text:p>
          </table:table-cell>
          <table:table-cell table:number-matrix-columns-spanned="1" table:number-matrix-rows-spanned="2" table:formula="of:=[.$C$73:.$C$74] / [.$D$73:.$D$74]" office:value-type="float" office:value="-0.316901764620751" calcext:value-type="float">
            <text:p>-0.316901764620751</text:p>
          </table:table-cell>
          <table:table-cell table:number-matrix-columns-spanned="1" table:number-matrix-rows-spanned="2" table:formula="of:=LEGACY.TDIST(ABS([.$E$73:.$E$74]) ; [.$C$54] ; 2 )" office:value-type="float" office:value="0.7551767356359" calcext:value-type="float">
            <text:p>0.7551767356359</text:p>
          </table:table-cell>
          <table:table-cell table:number-matrix-columns-spanned="1" table:number-matrix-rows-spanned="2" table:formula="of:=[.$C$73:.$C$74] - [.$D$73:.$D$74] * TINV(1 - [.$C$70] ; [.$C$54])" office:value-type="float" office:value="-0.662969768557497" calcext:value-type="float">
            <text:p>-0.662969768557497</text:p>
          </table:table-cell>
          <table:table-cell table:number-matrix-columns-spanned="1" table:number-matrix-rows-spanned="2" table:formula="of:=[.$C$73:.$C$74] + [.$D$73:.$D$74] * TINV(1 - [.$C$70] ; [.$C$54])" office:value-type="float" office:value="0.489817101890832" calcext:value-type="float">
            <text:p>0.489817101890832</text:p>
          </table:table-cell>
          <table:table-cell table:number-columns-repeated="16"/>
        </table:table-row>
        <table:table-row table:style-name="ro1"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-28.9737026959064" calcext:value-type="float">
            <text:p>-28.9737026959064</text:p>
          </table:table-cell>
          <table:table-cell office:value-type="float" office:value="0.498785596534431" calcext:value-type="float">
            <text:p>0.498785596534431</text:p>
          </table:table-cell>
          <table:table-cell office:value-type="float" office:value="-58.0884911216685" calcext:value-type="float">
            <text:p>-58.0884911216685</text:p>
          </table:table-cell>
          <table:table-cell office:value-type="float" office:value="5.39562074700325E-021" calcext:value-type="float">
            <text:p>5.39562074700325E-21</text:p>
          </table:table-cell>
          <table:table-cell office:value-type="float" office:value="-30.0260483174737" calcext:value-type="float">
            <text:p>-30.0260483174737</text:p>
          </table:table-cell>
          <table:table-cell office:value-type="float" office:value="-27.9213570743392" calcext:value-type="float">
            <text:p>-27.9213570743392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1">00/00/0000</text:date>, <text:time style:data-style-name="N2" text:time-value="12:43:13.403707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11:39:38.288993669</meta:creation-date>
    <dc:date>2023-01-21T17:20:10.548653859</dc:date>
    <meta:editing-duration>PT43M51S</meta:editing-duration>
    <meta:editing-cycles>6</meta:editing-cycles>
    <meta:generator>LibreOffice/6.4.7.2$Linux_X86_64 LibreOffice_project/40$Build-2</meta:generator>
    <meta:document-statistic meta:table-count="2" meta:cell-count="5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6cm" svg:height="12.452cm" xlink:href=".." xlink:type="simple" chart:class="chart:line" chart:style-name="ch1">
        <chart:legend chart:legend-position="end" svg:x="28.325cm" svg:y="4.184cm" style:legend-expansion="high" chart:style-name="ch2"/>
        <chart:plot-area chart:style-name="ch3" table:cell-range-address="'Left-Right'.B2:'Left-Right'.V4 'Left-Right'.A2:'Left-Right'.A4 'Left-Right'.A6:'Left-Right'.V6 'Left-Right'.A7:'Left-Right'.U7 'Left-Right'.A9:'Left-Right'.V10 'Left-Right'.A12:'Left-Right'.V13" chart:data-source-has-labels="both" svg:x="0.632cm" svg:y="0.249cm" svg:width="27.061cm" svg:height="11.954cm">
          <chartooo:coordinate-region svg:x="1.359cm" svg:y="0.448cm" svg:width="26.094cm" svg:height="11.556cm"/>
          <chart:axis chart:dimension="x" chart:name="primary-x" chart:style-name="ch4" chartooo:axis-type="auto">
            <chartooo:date-scale/>
            <chart:categories table:cell-range-address="'Left-Right'.B2:'Left-Right'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eft-Right'.B3:'Left-Right'.V3" chart:label-cell-address="'Left-Right'.A3:'Left-Right'.A3" chart:class="chart:line">
            <chart:data-point chart:repeated="21"/>
          </chart:series>
          <chart:series chart:style-name="ch8" chart:values-cell-range-address="'Left-Right'.B4:'Left-Right'.V4" chart:label-cell-address="'Left-Right'.A4:'Left-Right'.A4" chart:class="chart:line">
            <chart:data-point chart:repeated="21"/>
          </chart:series>
          <chart:series chart:style-name="ch9" chart:values-cell-range-address="'Left-Right'.B6:'Left-Right'.V6" chart:label-cell-address="'Left-Right'.A6:'Left-Right'.A6" chart:class="chart:line">
            <chart:data-point chart:repeated="21"/>
          </chart:series>
          <chart:series chart:style-name="ch10" chart:values-cell-range-address="'Left-Right'.B7:'Left-Right'.U7" chart:label-cell-address="'Left-Right'.A7:'Left-Right'.A7" chart:class="chart:line">
            <chart:data-point chart:repeated="20"/>
          </chart:series>
          <chart:series chart:style-name="ch11" chart:values-cell-range-address="'Left-Right'.B9:'Left-Right'.V9" chart:label-cell-address="'Left-Right'.A9:'Left-Right'.A9" chart:class="chart:line">
            <chart:data-point chart:repeated="21"/>
          </chart:series>
          <chart:series chart:style-name="ch12" chart:values-cell-range-address="'Left-Right'.B10:'Left-Right'.V10" chart:label-cell-address="'Left-Right'.A10:'Left-Right'.A10" chart:class="chart:line">
            <chart:data-point chart:repeated="21"/>
          </chart:series>
          <chart:series chart:style-name="ch13" chart:values-cell-range-address="'Left-Right'.B12:'Left-Right'.V12" chart:label-cell-address="'Left-Right'.A12:'Left-Right'.A12" chart:class="chart:line">
            <chart:data-point chart:repeated="21"/>
          </chart:series>
          <chart:series chart:style-name="ch14" chart:values-cell-range-address="'Left-Right'.B13:'Left-Right'.V13" chart:label-cell-address="'Left-Right'.A13:'Left-Right'.A13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-1">
                <text:p>-1</text:p>
                <draw:g>
                  <svg:desc>'Left-Right'.B2:'Left-Right'.V2</svg:desc>
                </draw:g>
              </table:table-cell>
              <table:table-cell office:value-type="float" office:value="-0.9">
                <text:p>-0.9</text:p>
              </table:table-cell>
              <table:table-cell office:value-type="float" office:value="-0.8">
                <text:p>-0.8</text:p>
              </table:table-cell>
              <table:table-cell office:value-type="float" office:value="-0.7">
                <text:p>-0.7</text:p>
              </table:table-cell>
              <table:table-cell office:value-type="float" office:value="-0.6">
                <text:p>-0.6</text:p>
              </table:table-cell>
              <table:table-cell office:value-type="float" office:value="-0.5">
                <text:p>-0.5</text:p>
              </table:table-cell>
              <table:table-cell office:value-type="float" office:value="-0.4">
                <text:p>-0.4</text:p>
              </table:table-cell>
              <table:table-cell office:value-type="float" office:value="-0.3">
                <text:p>-0.3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Pos Dir 1</text:p>
                <draw:g>
                  <svg:desc>'Left-Right'.A3:'Left-Right'.A3</svg:desc>
                </draw:g>
              </table:table-cell>
              <table:table-cell office:value-type="float" office:value="NaN">
                <text:p>NaN</text:p>
                <draw:g>
                  <svg:desc>'Left-Right'.B3:'Left-Right'.V3</svg:desc>
                </draw:g>
              </table:table-cell>
              <table:table-cell office:value-type="float" office:value="-30.023788">
                <text:p>-30.023788</text:p>
              </table:table-cell>
              <table:table-cell office:value-type="float" office:value="-27.715002">
                <text:p>-27.715002</text:p>
              </table:table-cell>
              <table:table-cell office:value-type="float" office:value="-25.68832">
                <text:p>-25.68832</text:p>
              </table:table-cell>
              <table:table-cell office:value-type="float" office:value="-21.670542">
                <text:p>-21.670542</text:p>
              </table:table-cell>
              <table:table-cell office:value-type="float" office:value="-15.503863">
                <text:p>-15.503863</text:p>
              </table:table-cell>
              <table:table-cell office:value-type="float" office:value="-13.128799">
                <text:p>-13.128799</text:p>
              </table:table-cell>
              <table:table-cell office:value-type="float" office:value="-8.864992">
                <text:p>-8.864992</text:p>
              </table:table-cell>
              <table:table-cell office:value-type="float" office:value="-5.845429">
                <text:p>-5.845429</text:p>
              </table:table-cell>
              <table:table-cell office:value-type="float" office:value="-1.762273">
                <text:p>-1.762273</text:p>
              </table:table-cell>
              <table:table-cell office:value-type="float" office:value="2.39932">
                <text:p>2.39932</text:p>
              </table:table-cell>
              <table:table-cell office:value-type="float" office:value="7.2281">
                <text:p>7.2281</text:p>
              </table:table-cell>
              <table:table-cell office:value-type="float" office:value="11.700516">
                <text:p>11.700516</text:p>
              </table:table-cell>
              <table:table-cell office:value-type="float" office:value="16.211029">
                <text:p>16.211029</text:p>
              </table:table-cell>
              <table:table-cell office:value-type="float" office:value="19.162016">
                <text:p>19.162016</text:p>
              </table:table-cell>
              <table:table-cell office:value-type="float" office:value="22.189341">
                <text:p>22.189341</text:p>
              </table:table-cell>
              <table:table-cell office:value-type="float" office:value="25.568163">
                <text:p>25.568163</text:p>
              </table:table-cell>
              <table:table-cell office:value-type="float" office:value="27.752106">
                <text:p>27.752106</text:p>
              </table:table-cell>
              <table:table-cell office:value-type="float" office:value="31.378626">
                <text:p>31.378626</text:p>
              </table:table-cell>
              <table:table-cell office:value-type="float" office:value="34.703976">
                <text:p>34.703976</text:p>
              </table:table-cell>
              <table:table-cell office:value-type="float" office:value="37.377987">
                <text:p>37.377987</text:p>
              </table:table-cell>
            </table:table-row>
            <table:table-row>
              <table:table-cell office:value-type="string">
                <text:p>Neg Dir 1</text:p>
                <draw:g>
                  <svg:desc>'Left-Right'.A4:'Left-Right'.A4</svg:desc>
                </draw:g>
              </table:table-cell>
              <table:table-cell office:value-type="float" office:value="-35.468948">
                <text:p>-35.468948</text:p>
                <draw:g>
                  <svg:desc>'Left-Right'.B4:'Left-Right'.V4</svg:desc>
                </draw:g>
              </table:table-cell>
              <table:table-cell office:value-type="float" office:value="-31.519339">
                <text:p>-31.519339</text:p>
              </table:table-cell>
              <table:table-cell office:value-type="float" office:value="-29.665506">
                <text:p>-29.665506</text:p>
              </table:table-cell>
              <table:table-cell office:value-type="float" office:value="-26.447348">
                <text:p>-26.447348</text:p>
              </table:table-cell>
              <table:table-cell office:value-type="float" office:value="-21.977242">
                <text:p>-21.977242</text:p>
              </table:table-cell>
              <table:table-cell office:value-type="float" office:value="-17.776327">
                <text:p>-17.776327</text:p>
              </table:table-cell>
              <table:table-cell office:value-type="float" office:value="-14.209183">
                <text:p>-14.209183</text:p>
              </table:table-cell>
              <table:table-cell office:value-type="float" office:value="-11.196627">
                <text:p>-11.196627</text:p>
              </table:table-cell>
              <table:table-cell office:value-type="float" office:value="-6.863402">
                <text:p>-6.863402</text:p>
              </table:table-cell>
              <table:table-cell office:value-type="float" office:value="-4.295449">
                <text:p>-4.295449</text:p>
              </table:table-cell>
              <table:table-cell office:value-type="float" office:value="-0.32831">
                <text:p>-0.32831</text:p>
              </table:table-cell>
              <table:table-cell office:value-type="float" office:value="3.692542">
                <text:p>3.692542</text:p>
              </table:table-cell>
              <table:table-cell office:value-type="float" office:value="7.369967">
                <text:p>7.369967</text:p>
              </table:table-cell>
              <table:table-cell office:value-type="float" office:value="10.903668">
                <text:p>10.903668</text:p>
              </table:table-cell>
              <table:table-cell office:value-type="float" office:value="13.797284">
                <text:p>13.797284</text:p>
              </table:table-cell>
              <table:table-cell office:value-type="float" office:value="18.127937">
                <text:p>18.127937</text:p>
              </table:table-cell>
              <table:table-cell office:value-type="float" office:value="21.678471">
                <text:p>21.678471</text:p>
              </table:table-cell>
              <table:table-cell office:value-type="float" office:value="24.508173">
                <text:p>24.508173</text:p>
              </table:table-cell>
              <table:table-cell office:value-type="float" office:value="27.391134">
                <text:p>27.391134</text:p>
              </table:table-cell>
              <table:table-cell office:value-type="float" office:value="30.409271">
                <text:p>30.409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s Dir 2</text:p>
                <draw:g>
                  <svg:desc>'Left-Right'.A6:'Left-Right'.A6</svg:desc>
                </draw:g>
              </table:table-cell>
              <table:table-cell office:value-type="float" office:value="NaN">
                <text:p>NaN</text:p>
                <draw:g>
                  <svg:desc>'Left-Right'.B6:'Left-Right'.V6</svg:desc>
                </draw:g>
              </table:table-cell>
              <table:table-cell office:value-type="float" office:value="-29.530695">
                <text:p>-29.530695</text:p>
              </table:table-cell>
              <table:table-cell office:value-type="float" office:value="-27.277573">
                <text:p>-27.277573</text:p>
              </table:table-cell>
              <table:table-cell office:value-type="float" office:value="-25.206301">
                <text:p>-25.206301</text:p>
              </table:table-cell>
              <table:table-cell office:value-type="float" office:value="-21.759983">
                <text:p>-21.759983</text:p>
              </table:table-cell>
              <table:table-cell office:value-type="float" office:value="-15.661867">
                <text:p>-15.661867</text:p>
              </table:table-cell>
              <table:table-cell office:value-type="float" office:value="-13.292933">
                <text:p>-13.292933</text:p>
              </table:table-cell>
              <table:table-cell office:value-type="float" office:value="-9.43292">
                <text:p>-9.43292</text:p>
              </table:table-cell>
              <table:table-cell office:value-type="float" office:value="-5.760046">
                <text:p>-5.760046</text:p>
              </table:table-cell>
              <table:table-cell office:value-type="float" office:value="-1.611086">
                <text:p>-1.611086</text:p>
              </table:table-cell>
              <table:table-cell office:value-type="float" office:value="2.06097">
                <text:p>2.06097</text:p>
              </table:table-cell>
              <table:table-cell office:value-type="float" office:value="7.227376">
                <text:p>7.227376</text:p>
              </table:table-cell>
              <table:table-cell office:value-type="float" office:value="11.88057">
                <text:p>11.88057</text:p>
              </table:table-cell>
              <table:table-cell office:value-type="float" office:value="15.960207">
                <text:p>15.960207</text:p>
              </table:table-cell>
              <table:table-cell office:value-type="float" office:value="18.77577">
                <text:p>18.77577</text:p>
              </table:table-cell>
              <table:table-cell office:value-type="float" office:value="22.347763">
                <text:p>22.347763</text:p>
              </table:table-cell>
              <table:table-cell office:value-type="float" office:value="25.003117">
                <text:p>25.003117</text:p>
              </table:table-cell>
              <table:table-cell office:value-type="float" office:value="27.625244">
                <text:p>27.625244</text:p>
              </table:table-cell>
              <table:table-cell office:value-type="float" office:value="31.445415">
                <text:p>31.445415</text:p>
              </table:table-cell>
              <table:table-cell office:value-type="float" office:value="34.578953">
                <text:p>34.578953</text:p>
              </table:table-cell>
              <table:table-cell office:value-type="float" office:value="37.142738">
                <text:p>37.142738</text:p>
              </table:table-cell>
            </table:table-row>
            <table:table-row>
              <table:table-cell office:value-type="string">
                <text:p>Neg Dir 2</text:p>
                <draw:g>
                  <svg:desc>'Left-Right'.A7:'Left-Right'.A7</svg:desc>
                </draw:g>
              </table:table-cell>
              <table:table-cell office:value-type="float" office:value="-35.32827">
                <text:p>-35.32827</text:p>
                <draw:g>
                  <svg:desc>'Left-Right'.B7:'Left-Right'.U7</svg:desc>
                </draw:g>
              </table:table-cell>
              <table:table-cell office:value-type="float" office:value="-31.761835">
                <text:p>-31.761835</text:p>
              </table:table-cell>
              <table:table-cell office:value-type="float" office:value="-29.731388">
                <text:p>-29.731388</text:p>
              </table:table-cell>
              <table:table-cell office:value-type="float" office:value="-26.655075">
                <text:p>-26.655075</text:p>
              </table:table-cell>
              <table:table-cell office:value-type="float" office:value="-21.645494">
                <text:p>-21.645494</text:p>
              </table:table-cell>
              <table:table-cell office:value-type="float" office:value="-18.318195">
                <text:p>-18.318195</text:p>
              </table:table-cell>
              <table:table-cell office:value-type="float" office:value="-13.954134">
                <text:p>-13.954134</text:p>
              </table:table-cell>
              <table:table-cell office:value-type="float" office:value="-11.046057">
                <text:p>-11.046057</text:p>
              </table:table-cell>
              <table:table-cell office:value-type="float" office:value="-7.450679">
                <text:p>-7.450679</text:p>
              </table:table-cell>
              <table:table-cell office:value-type="float" office:value="-5.382565">
                <text:p>-5.382565</text:p>
              </table:table-cell>
              <table:table-cell office:value-type="float" office:value="-0.786767">
                <text:p>-0.786767</text:p>
              </table:table-cell>
              <table:table-cell office:value-type="float" office:value="3.319515">
                <text:p>3.319515</text:p>
              </table:table-cell>
              <table:table-cell office:value-type="float" office:value="7.31494">
                <text:p>7.31494</text:p>
              </table:table-cell>
              <table:table-cell office:value-type="float" office:value="11.12977">
                <text:p>11.12977</text:p>
              </table:table-cell>
              <table:table-cell office:value-type="float" office:value="13.256157">
                <text:p>13.256157</text:p>
              </table:table-cell>
              <table:table-cell office:value-type="float" office:value="18.25782">
                <text:p>18.25782</text:p>
              </table:table-cell>
              <table:table-cell office:value-type="float" office:value="21.399857">
                <text:p>21.399857</text:p>
              </table:table-cell>
              <table:table-cell office:value-type="float" office:value="24.222868">
                <text:p>24.222868</text:p>
              </table:table-cell>
              <table:table-cell office:value-type="float" office:value="27.044277">
                <text:p>27.044277</text:p>
              </table:table-cell>
              <table:table-cell office:value-type="float" office:value="30.819111">
                <text:p>30.819111</text:p>
              </table:table-cell>
            </table:table-row>
            <table:table-row>
              <table:table-cell office:value-type="string">
                <text:p>Pos Dir 3</text:p>
                <draw:g>
                  <svg:desc>'Left-Right'.A9:'Left-Right'.A9</svg:desc>
                </draw:g>
              </table:table-cell>
              <table:table-cell office:value-type="float" office:value="NaN">
                <text:p>NaN</text:p>
                <draw:g>
                  <svg:desc>'Left-Right'.B9:'Left-Right'.V9</svg:desc>
                </draw:g>
              </table:table-cell>
              <table:table-cell office:value-type="float" office:value="-29.664631">
                <text:p>-29.664631</text:p>
              </table:table-cell>
              <table:table-cell office:value-type="float" office:value="-27.407816">
                <text:p>-27.407816</text:p>
              </table:table-cell>
              <table:table-cell office:value-type="float" office:value="-25.237501">
                <text:p>-25.237501</text:p>
              </table:table-cell>
              <table:table-cell office:value-type="float" office:value="-21.415277">
                <text:p>-21.415277</text:p>
              </table:table-cell>
              <table:table-cell office:value-type="float" office:value="-15.344263">
                <text:p>-15.344263</text:p>
              </table:table-cell>
              <table:table-cell office:value-type="float" office:value="-13.41248">
                <text:p>-13.41248</text:p>
              </table:table-cell>
              <table:table-cell office:value-type="float" office:value="-9.344043">
                <text:p>-9.344043</text:p>
              </table:table-cell>
              <table:table-cell office:value-type="float" office:value="-5.883033">
                <text:p>-5.883033</text:p>
              </table:table-cell>
              <table:table-cell office:value-type="float" office:value="-1.488682">
                <text:p>-1.488682</text:p>
              </table:table-cell>
              <table:table-cell office:value-type="float" office:value="2.620757">
                <text:p>2.620757</text:p>
              </table:table-cell>
              <table:table-cell office:value-type="float" office:value="6.787074">
                <text:p>6.787074</text:p>
              </table:table-cell>
              <table:table-cell office:value-type="float" office:value="11.764306">
                <text:p>11.764306</text:p>
              </table:table-cell>
              <table:table-cell office:value-type="float" office:value="16.425663">
                <text:p>16.425663</text:p>
              </table:table-cell>
              <table:table-cell office:value-type="float" office:value="18.805836">
                <text:p>18.805836</text:p>
              </table:table-cell>
              <table:table-cell office:value-type="float" office:value="22.388454">
                <text:p>22.388454</text:p>
              </table:table-cell>
              <table:table-cell office:value-type="float" office:value="25.241892">
                <text:p>25.241892</text:p>
              </table:table-cell>
              <table:table-cell office:value-type="float" office:value="27.336834">
                <text:p>27.336834</text:p>
              </table:table-cell>
              <table:table-cell office:value-type="float" office:value="31.222073">
                <text:p>31.222073</text:p>
              </table:table-cell>
              <table:table-cell office:value-type="float" office:value="34.314747">
                <text:p>34.314747</text:p>
              </table:table-cell>
              <table:table-cell office:value-type="float" office:value="37.103142">
                <text:p>37.103142</text:p>
              </table:table-cell>
            </table:table-row>
            <table:table-row>
              <table:table-cell office:value-type="string">
                <text:p>Neg Dir 3</text:p>
                <draw:g>
                  <svg:desc>'Left-Right'.A10:'Left-Right'.A10</svg:desc>
                </draw:g>
              </table:table-cell>
              <table:table-cell office:value-type="float" office:value="-35.726444">
                <text:p>-35.726444</text:p>
                <draw:g>
                  <svg:desc>'Left-Right'.B10:'Left-Right'.V10</svg:desc>
                </draw:g>
              </table:table-cell>
              <table:table-cell office:value-type="float" office:value="-31.331564">
                <text:p>-31.331564</text:p>
              </table:table-cell>
              <table:table-cell office:value-type="float" office:value="-29.187458">
                <text:p>-29.187458</text:p>
              </table:table-cell>
              <table:table-cell office:value-type="float" office:value="-26.038111">
                <text:p>-26.038111</text:p>
              </table:table-cell>
              <table:table-cell office:value-type="float" office:value="-21.10626">
                <text:p>-21.10626</text:p>
              </table:table-cell>
              <table:table-cell office:value-type="float" office:value="-18.230169">
                <text:p>-18.230169</text:p>
              </table:table-cell>
              <table:table-cell office:value-type="float" office:value="-13.742073">
                <text:p>-13.742073</text:p>
              </table:table-cell>
              <table:table-cell office:value-type="float" office:value="-10.444774">
                <text:p>-10.444774</text:p>
              </table:table-cell>
              <table:table-cell office:value-type="float" office:value="-6.891285">
                <text:p>-6.891285</text:p>
              </table:table-cell>
              <table:table-cell office:value-type="float" office:value="-5.651421">
                <text:p>-5.651421</text:p>
              </table:table-cell>
              <table:table-cell office:value-type="float" office:value="-1.137551">
                <text:p>-1.137551</text:p>
              </table:table-cell>
              <table:table-cell office:value-type="float" office:value="2.499255">
                <text:p>2.499255</text:p>
              </table:table-cell>
              <table:table-cell office:value-type="float" office:value="7.146802">
                <text:p>7.146802</text:p>
              </table:table-cell>
              <table:table-cell office:value-type="float" office:value="11.087813">
                <text:p>11.087813</text:p>
              </table:table-cell>
              <table:table-cell office:value-type="float" office:value="13.642996">
                <text:p>13.642996</text:p>
              </table:table-cell>
              <table:table-cell office:value-type="float" office:value="17.764147">
                <text:p>17.764147</text:p>
              </table:table-cell>
              <table:table-cell office:value-type="float" office:value="21.140995">
                <text:p>21.140995</text:p>
              </table:table-cell>
              <table:table-cell office:value-type="float" office:value="23.955128">
                <text:p>23.955128</text:p>
              </table:table-cell>
              <table:table-cell office:value-type="float" office:value="26.523783">
                <text:p>26.523783</text:p>
              </table:table-cell>
              <table:table-cell office:value-type="float" office:value="29.988306">
                <text:p>29.988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  <draw:g>
                  <svg:desc>'Left-Right'.A12:'Left-Right'.A12</svg:desc>
                </draw:g>
              </table:table-cell>
              <table:table-cell office:value-type="float" office:value="NaN">
                <text:p>NaN</text:p>
                <draw:g>
                  <svg:desc>'Left-Right'.B12:'Left-Right'.V12</svg:desc>
                </draw:g>
              </table:table-cell>
              <table:table-cell office:value-type="float" office:value="-30.638642">
                <text:p>-30.638642</text:p>
              </table:table-cell>
              <table:table-cell office:value-type="float" office:value="-28.4974571666667">
                <text:p>-28.4974571666667</text:p>
              </table:table-cell>
              <table:table-cell office:value-type="float" office:value="-25.878776">
                <text:p>-25.878776</text:p>
              </table:table-cell>
              <table:table-cell office:value-type="float" office:value="-21.5957996666667">
                <text:p>-21.5957996666667</text:p>
              </table:table-cell>
              <table:table-cell office:value-type="float" office:value="-16.8057806666667">
                <text:p>-16.8057806666667</text:p>
              </table:table-cell>
              <table:table-cell office:value-type="float" office:value="-13.623267">
                <text:p>-13.623267</text:p>
              </table:table-cell>
              <table:table-cell office:value-type="float" office:value="-10.0549021666667">
                <text:p>-10.0549021666667</text:p>
              </table:table-cell>
              <table:table-cell office:value-type="float" office:value="-6.448979">
                <text:p>-6.448979</text:p>
              </table:table-cell>
              <table:table-cell office:value-type="float" office:value="-3.365246">
                <text:p>-3.365246</text:p>
              </table:table-cell>
              <table:table-cell office:value-type="float" office:value="0.8047365">
                <text:p>0.8047365</text:p>
              </table:table-cell>
              <table:table-cell office:value-type="float" office:value="5.12564366666667">
                <text:p>5.12564366666667</text:p>
              </table:table-cell>
              <table:table-cell office:value-type="float" office:value="9.52951683333333">
                <text:p>9.52951683333333</text:p>
              </table:table-cell>
              <table:table-cell office:value-type="float" office:value="13.6196916666667">
                <text:p>13.6196916666667</text:p>
              </table:table-cell>
              <table:table-cell office:value-type="float" office:value="16.2400098333333">
                <text:p>16.2400098333333</text:p>
              </table:table-cell>
              <table:table-cell office:value-type="float" office:value="20.1792436666667">
                <text:p>20.1792436666667</text:p>
              </table:table-cell>
              <table:table-cell office:value-type="float" office:value="23.3387491666667">
                <text:p>23.3387491666667</text:p>
              </table:table-cell>
              <table:table-cell office:value-type="float" office:value="25.9000588333333">
                <text:p>25.9000588333333</text:p>
              </table:table-cell>
              <table:table-cell office:value-type="float" office:value="29.1675513333333">
                <text:p>29.1675513333333</text:p>
              </table:table-cell>
              <table:table-cell office:value-type="float" office:value="32.4690606666667">
                <text:p>32.469060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earisation</text:p>
                <draw:g>
                  <svg:desc>'Left-Right'.A13:'Left-Right'.A13</svg:desc>
                </draw:g>
              </table:table-cell>
              <table:table-cell office:value-type="float" office:value="-35.4175821608187">
                <text:p>-35.4175821608187</text:p>
                <draw:g>
                  <svg:desc>'Left-Right'.B13:'Left-Right'.V13</svg:desc>
                </draw:g>
              </table:table-cell>
              <table:table-cell office:value-type="float" office:value="-31.7733744052632">
                <text:p>-31.7733744052632</text:p>
              </table:table-cell>
              <table:table-cell office:value-type="float" office:value="-28.1291666497076">
                <text:p>-28.1291666497076</text:p>
              </table:table-cell>
              <table:table-cell office:value-type="float" office:value="-24.484958894152">
                <text:p>-24.484958894152</text:p>
              </table:table-cell>
              <table:table-cell office:value-type="float" office:value="-20.8407511385965">
                <text:p>-20.8407511385965</text:p>
              </table:table-cell>
              <table:table-cell office:value-type="float" office:value="-17.1965433830409">
                <text:p>-17.1965433830409</text:p>
              </table:table-cell>
              <table:table-cell office:value-type="float" office:value="-13.5523356274854">
                <text:p>-13.5523356274854</text:p>
              </table:table-cell>
              <table:table-cell office:value-type="float" office:value="-9.90812787192983">
                <text:p>-9.90812787192983</text:p>
              </table:table-cell>
              <table:table-cell office:value-type="float" office:value="-6.26392011637427">
                <text:p>-6.26392011637427</text:p>
              </table:table-cell>
              <table:table-cell office:value-type="float" office:value="-2.61971236081872">
                <text:p>-2.61971236081872</text:p>
              </table:table-cell>
              <table:table-cell office:value-type="float" office:value="1.02449539473684">
                <text:p>1.02449539473684</text:p>
              </table:table-cell>
              <table:table-cell office:value-type="float" office:value="4.66870315029239">
                <text:p>4.66870315029239</text:p>
              </table:table-cell>
              <table:table-cell office:value-type="float" office:value="8.31291090584795">
                <text:p>8.31291090584795</text:p>
              </table:table-cell>
              <table:table-cell office:value-type="float" office:value="11.9571186614035">
                <text:p>11.9571186614035</text:p>
              </table:table-cell>
              <table:table-cell office:value-type="float" office:value="15.6013264169591">
                <text:p>15.6013264169591</text:p>
              </table:table-cell>
              <table:table-cell office:value-type="float" office:value="19.2455341725146">
                <text:p>19.2455341725146</text:p>
              </table:table-cell>
              <table:table-cell office:value-type="float" office:value="22.8897419280702">
                <text:p>22.8897419280702</text:p>
              </table:table-cell>
              <table:table-cell office:value-type="float" office:value="26.5339496836257">
                <text:p>26.5339496836257</text:p>
              </table:table-cell>
              <table:table-cell office:value-type="float" office:value="30.1781574391813">
                <text:p>30.1781574391813</text:p>
              </table:table-cell>
              <table:table-cell office:value-type="float" office:value="33.8223651947368">
                <text:p>33.8223651947368</text:p>
              </table:table-cell>
              <table:table-cell office:value-type="float" office:value="37.4665729502924">
                <text:p>37.4665729502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6cm" svg:height="12.452cm" xlink:href=".." xlink:type="simple" chart:class="chart:line" chart:style-name="ch1">
        <chart:legend chart:legend-position="end" svg:x="28.325cm" svg:y="4.184cm" style:legend-expansion="high" chart:style-name="ch2"/>
        <chart:plot-area chart:style-name="ch3" table:cell-range-address="'Front-Back'.B2:'Front-Back'.V4 'Front-Back'.A2:'Front-Back'.A4 'Front-Back'.A6:'Front-Back'.V6 'Front-Back'.A7:'Front-Back'.U7 'Front-Back'.A9:'Front-Back'.V10 'Front-Back'.A12:'Front-Back'.V13" chart:data-source-has-labels="both" svg:x="0.632cm" svg:y="0.249cm" svg:width="27.061cm" svg:height="11.954cm">
          <chartooo:coordinate-region svg:x="1.359cm" svg:y="0.448cm" svg:width="26.094cm" svg:height="11.556cm"/>
          <chart:axis chart:dimension="x" chart:name="primary-x" chart:style-name="ch4" chartooo:axis-type="auto">
            <chartooo:date-scale/>
            <chart:categories table:cell-range-address="'Front-Back'.B2:'Front-Back'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ont-Back'.B3:'Front-Back'.V3" chart:label-cell-address="'Front-Back'.A3:'Front-Back'.A3" chart:class="chart:line">
            <chart:data-point chart:repeated="21"/>
          </chart:series>
          <chart:series chart:style-name="ch8" chart:values-cell-range-address="'Front-Back'.B4:'Front-Back'.V4" chart:label-cell-address="'Front-Back'.A4:'Front-Back'.A4" chart:class="chart:line">
            <chart:data-point chart:repeated="21"/>
          </chart:series>
          <chart:series chart:style-name="ch9" chart:values-cell-range-address="'Front-Back'.B6:'Front-Back'.V6" chart:label-cell-address="'Front-Back'.A6:'Front-Back'.A6" chart:class="chart:line">
            <chart:data-point chart:repeated="21"/>
          </chart:series>
          <chart:series chart:style-name="ch10" chart:values-cell-range-address="'Front-Back'.B7:'Front-Back'.U7" chart:label-cell-address="'Front-Back'.A7:'Front-Back'.A7" chart:class="chart:line">
            <chart:data-point chart:repeated="20"/>
          </chart:series>
          <chart:series chart:style-name="ch11" chart:values-cell-range-address="'Front-Back'.B9:'Front-Back'.V9" chart:label-cell-address="'Front-Back'.A9:'Front-Back'.A9" chart:class="chart:line">
            <chart:data-point chart:repeated="21"/>
          </chart:series>
          <chart:series chart:style-name="ch12" chart:values-cell-range-address="'Front-Back'.B10:'Front-Back'.V10" chart:label-cell-address="'Front-Back'.A10:'Front-Back'.A10" chart:class="chart:line">
            <chart:data-point chart:repeated="21"/>
          </chart:series>
          <chart:series chart:style-name="ch13" chart:values-cell-range-address="'Front-Back'.B12:'Front-Back'.V12" chart:label-cell-address="'Front-Back'.A12:'Front-Back'.A12" chart:class="chart:line">
            <chart:data-point chart:repeated="21"/>
          </chart:series>
          <chart:series chart:style-name="ch14" chart:values-cell-range-address="'Front-Back'.B13:'Front-Back'.V13" chart:label-cell-address="'Front-Back'.A13:'Front-Back'.A13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-1">
                <text:p>-1</text:p>
                <draw:g>
                  <svg:desc>'Front-Back'.B2:'Front-Back'.V2</svg:desc>
                </draw:g>
              </table:table-cell>
              <table:table-cell office:value-type="float" office:value="-0.9">
                <text:p>-0.9</text:p>
              </table:table-cell>
              <table:table-cell office:value-type="float" office:value="-0.8">
                <text:p>-0.8</text:p>
              </table:table-cell>
              <table:table-cell office:value-type="float" office:value="-0.7">
                <text:p>-0.7</text:p>
              </table:table-cell>
              <table:table-cell office:value-type="float" office:value="-0.6">
                <text:p>-0.6</text:p>
              </table:table-cell>
              <table:table-cell office:value-type="float" office:value="-0.5">
                <text:p>-0.5</text:p>
              </table:table-cell>
              <table:table-cell office:value-type="float" office:value="-0.4">
                <text:p>-0.4</text:p>
              </table:table-cell>
              <table:table-cell office:value-type="float" office:value="-0.3">
                <text:p>-0.3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Pos Dir 1</text:p>
                <draw:g>
                  <svg:desc>'Front-Back'.A3:'Front-Back'.A3</svg:desc>
                </draw:g>
              </table:table-cell>
              <table:table-cell office:value-type="float" office:value="NaN">
                <text:p>NaN</text:p>
                <draw:g>
                  <svg:desc>'Front-Back'.B3:'Front-Back'.V3</svg:desc>
                </draw:g>
              </table:table-cell>
              <table:table-cell office:value-type="float" office:value="28.4715">
                <text:p>28.4715</text:p>
              </table:table-cell>
              <table:table-cell office:value-type="float" office:value="17.264017">
                <text:p>17.264017</text:p>
              </table:table-cell>
              <table:table-cell office:value-type="float" office:value="14.819023">
                <text:p>14.819023</text:p>
              </table:table-cell>
              <table:table-cell office:value-type="float" office:value="12.245467">
                <text:p>12.245467</text:p>
              </table:table-cell>
              <table:table-cell office:value-type="float" office:value="9.779509">
                <text:p>9.779509</text:p>
              </table:table-cell>
              <table:table-cell office:value-type="float" office:value="7.407897">
                <text:p>7.407897</text:p>
              </table:table-cell>
              <table:table-cell office:value-type="float" office:value="4.904804">
                <text:p>4.904804</text:p>
              </table:table-cell>
              <table:table-cell office:value-type="float" office:value="1.760189">
                <text:p>1.760189</text:p>
              </table:table-cell>
              <table:table-cell office:value-type="float" office:value="-0.825674">
                <text:p>-0.825674</text:p>
              </table:table-cell>
              <table:table-cell office:value-type="float" office:value="-3.611674">
                <text:p>-3.611674</text:p>
              </table:table-cell>
              <table:table-cell office:value-type="float" office:value="-7.790179">
                <text:p>-7.790179</text:p>
              </table:table-cell>
              <table:table-cell office:value-type="float" office:value="-10.889751">
                <text:p>-10.889751</text:p>
              </table:table-cell>
              <table:table-cell office:value-type="float" office:value="-12.794733">
                <text:p>-12.794733</text:p>
              </table:table-cell>
              <table:table-cell office:value-type="float" office:value="-16.504642">
                <text:p>-16.504642</text:p>
              </table:table-cell>
              <table:table-cell office:value-type="float" office:value="-19.060984">
                <text:p>-19.060984</text:p>
              </table:table-cell>
              <table:table-cell office:value-type="float" office:value="-22.03137">
                <text:p>-22.03137</text:p>
              </table:table-cell>
              <table:table-cell office:value-type="float" office:value="-24.632778">
                <text:p>-24.632778</text:p>
              </table:table-cell>
              <table:table-cell office:value-type="float" office:value="-28.365017">
                <text:p>-28.365017</text:p>
              </table:table-cell>
              <table:table-cell office:value-type="float" office:value="-29.90115">
                <text:p>-29.90115</text:p>
              </table:table-cell>
              <table:table-cell office:value-type="float" office:value="-31.423985">
                <text:p>-31.423985</text:p>
              </table:table-cell>
            </table:table-row>
            <table:table-row>
              <table:table-cell office:value-type="string">
                <text:p>Neg Dir 1</text:p>
                <draw:g>
                  <svg:desc>'Front-Back'.A4:'Front-Back'.A4</svg:desc>
                </draw:g>
              </table:table-cell>
              <table:table-cell office:value-type="float" office:value="28.895519">
                <text:p>28.895519</text:p>
                <draw:g>
                  <svg:desc>'Front-Back'.B4:'Front-Back'.V4</svg:desc>
                </draw:g>
              </table:table-cell>
              <table:table-cell office:value-type="float" office:value="27.174667">
                <text:p>27.174667</text:p>
              </table:table-cell>
              <table:table-cell office:value-type="float" office:value="24.024557">
                <text:p>24.024557</text:p>
              </table:table-cell>
              <table:table-cell office:value-type="float" office:value="21.34738">
                <text:p>21.34738</text:p>
              </table:table-cell>
              <table:table-cell office:value-type="float" office:value="18.887859">
                <text:p>18.887859</text:p>
              </table:table-cell>
              <table:table-cell office:value-type="float" office:value="16.218613">
                <text:p>16.218613</text:p>
              </table:table-cell>
              <table:table-cell office:value-type="float" office:value="13.287613">
                <text:p>13.287613</text:p>
              </table:table-cell>
              <table:table-cell office:value-type="float" office:value="10.734096">
                <text:p>10.734096</text:p>
              </table:table-cell>
              <table:table-cell office:value-type="float" office:value="8.39036">
                <text:p>8.39036</text:p>
              </table:table-cell>
              <table:table-cell office:value-type="float" office:value="5.687271">
                <text:p>5.687271</text:p>
              </table:table-cell>
              <table:table-cell office:value-type="float" office:value="2.194635">
                <text:p>2.194635</text:p>
              </table:table-cell>
              <table:table-cell office:value-type="float" office:value="0.162281">
                <text:p>0.162281</text:p>
              </table:table-cell>
              <table:table-cell office:value-type="float" office:value="-2.343109">
                <text:p>-2.343109</text:p>
              </table:table-cell>
              <table:table-cell office:value-type="float" office:value="-4.32459">
                <text:p>-4.32459</text:p>
              </table:table-cell>
              <table:table-cell office:value-type="float" office:value="-7.889614">
                <text:p>-7.889614</text:p>
              </table:table-cell>
              <table:table-cell office:value-type="float" office:value="-9.704458">
                <text:p>-9.704458</text:p>
              </table:table-cell>
              <table:table-cell office:value-type="float" office:value="-12.118128">
                <text:p>-12.118128</text:p>
              </table:table-cell>
              <table:table-cell office:value-type="float" office:value="-15.657971">
                <text:p>-15.657971</text:p>
              </table:table-cell>
              <table:table-cell office:value-type="float" office:value="-18.063808">
                <text:p>-18.063808</text:p>
              </table:table-cell>
              <table:table-cell office:value-type="float" office:value="-30.09306">
                <text:p>-30.09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s Dir 2</text:p>
                <draw:g>
                  <svg:desc>'Front-Back'.A6:'Front-Back'.A6</svg:desc>
                </draw:g>
              </table:table-cell>
              <table:table-cell office:value-type="float" office:value="NaN">
                <text:p>NaN</text:p>
                <draw:g>
                  <svg:desc>'Front-Back'.B6:'Front-Back'.V6</svg:desc>
                </draw:g>
              </table:table-cell>
              <table:table-cell office:value-type="float" office:value="29.213306">
                <text:p>29.213306</text:p>
              </table:table-cell>
              <table:table-cell office:value-type="float" office:value="17.771366">
                <text:p>17.771366</text:p>
              </table:table-cell>
              <table:table-cell office:value-type="float" office:value="15.317952">
                <text:p>15.317952</text:p>
              </table:table-cell>
              <table:table-cell office:value-type="float" office:value="12.253288">
                <text:p>12.253288</text:p>
              </table:table-cell>
              <table:table-cell office:value-type="float" office:value="9.856097">
                <text:p>9.856097</text:p>
              </table:table-cell>
              <table:table-cell office:value-type="float" office:value="7.480483">
                <text:p>7.480483</text:p>
              </table:table-cell>
              <table:table-cell office:value-type="float" office:value="4.398911">
                <text:p>4.398911</text:p>
              </table:table-cell>
              <table:table-cell office:value-type="float" office:value="1.877137">
                <text:p>1.877137</text:p>
              </table:table-cell>
              <table:table-cell office:value-type="float" office:value="-0.78651">
                <text:p>-0.78651</text:p>
              </table:table-cell>
              <table:table-cell office:value-type="float" office:value="-4.032197">
                <text:p>-4.032197</text:p>
              </table:table-cell>
              <table:table-cell office:value-type="float" office:value="-7.731357">
                <text:p>-7.731357</text:p>
              </table:table-cell>
              <table:table-cell office:value-type="float" office:value="-11.003656">
                <text:p>-11.003656</text:p>
              </table:table-cell>
              <table:table-cell office:value-type="float" office:value="-13.170113">
                <text:p>-13.170113</text:p>
              </table:table-cell>
              <table:table-cell office:value-type="float" office:value="-15.569379">
                <text:p>-15.569379</text:p>
              </table:table-cell>
              <table:table-cell office:value-type="float" office:value="-19.458813">
                <text:p>-19.458813</text:p>
              </table:table-cell>
              <table:table-cell office:value-type="float" office:value="-22.235395">
                <text:p>-22.235395</text:p>
              </table:table-cell>
              <table:table-cell office:value-type="float" office:value="-24.000027">
                <text:p>-24.000027</text:p>
              </table:table-cell>
              <table:table-cell office:value-type="float" office:value="-28.035278">
                <text:p>-28.035278</text:p>
              </table:table-cell>
              <table:table-cell office:value-type="float" office:value="-29.61883">
                <text:p>-29.61883</text:p>
              </table:table-cell>
              <table:table-cell office:value-type="float" office:value="-31.127665">
                <text:p>-31.127665</text:p>
              </table:table-cell>
            </table:table-row>
            <table:table-row>
              <table:table-cell office:value-type="string">
                <text:p>Neg Dir 2</text:p>
                <draw:g>
                  <svg:desc>'Front-Back'.A7:'Front-Back'.A7</svg:desc>
                </draw:g>
              </table:table-cell>
              <table:table-cell office:value-type="float" office:value="30.181458">
                <text:p>30.181458</text:p>
                <draw:g>
                  <svg:desc>'Front-Back'.B7:'Front-Back'.U7</svg:desc>
                </draw:g>
              </table:table-cell>
              <table:table-cell office:value-type="float" office:value="27.881424">
                <text:p>27.881424</text:p>
              </table:table-cell>
              <table:table-cell office:value-type="float" office:value="24.348032">
                <text:p>24.348032</text:p>
              </table:table-cell>
              <table:table-cell office:value-type="float" office:value="21.375317">
                <text:p>21.375317</text:p>
              </table:table-cell>
              <table:table-cell office:value-type="float" office:value="19.424072">
                <text:p>19.424072</text:p>
              </table:table-cell>
              <table:table-cell office:value-type="float" office:value="16.814081">
                <text:p>16.814081</text:p>
              </table:table-cell>
              <table:table-cell office:value-type="float" office:value="14.089224">
                <text:p>14.089224</text:p>
              </table:table-cell>
              <table:table-cell office:value-type="float" office:value="10.264631">
                <text:p>10.264631</text:p>
              </table:table-cell>
              <table:table-cell office:value-type="float" office:value="7.75108">
                <text:p>7.75108</text:p>
              </table:table-cell>
              <table:table-cell office:value-type="float" office:value="5.01187">
                <text:p>5.01187</text:p>
              </table:table-cell>
              <table:table-cell office:value-type="float" office:value="2.058937">
                <text:p>2.058937</text:p>
              </table:table-cell>
              <table:table-cell office:value-type="float" office:value="-0.215404">
                <text:p>-0.215404</text:p>
              </table:table-cell>
              <table:table-cell office:value-type="float" office:value="-2.921507">
                <text:p>-2.921507</text:p>
              </table:table-cell>
              <table:table-cell office:value-type="float" office:value="-5.435664">
                <text:p>-5.435664</text:p>
              </table:table-cell>
              <table:table-cell office:value-type="float" office:value="-8.390131">
                <text:p>-8.390131</text:p>
              </table:table-cell>
              <table:table-cell office:value-type="float" office:value="-10.521642">
                <text:p>-10.521642</text:p>
              </table:table-cell>
              <table:table-cell office:value-type="float" office:value="-12.477276">
                <text:p>-12.477276</text:p>
              </table:table-cell>
              <table:table-cell office:value-type="float" office:value="-16.219803">
                <text:p>-16.219803</text:p>
              </table:table-cell>
              <table:table-cell office:value-type="float" office:value="-18.47855">
                <text:p>-18.47855</text:p>
              </table:table-cell>
              <table:table-cell office:value-type="float" office:value="-27.755291">
                <text:p>-27.755291</text:p>
              </table:table-cell>
            </table:table-row>
            <table:table-row>
              <table:table-cell office:value-type="string">
                <text:p>Pos Dir 3</text:p>
                <draw:g>
                  <svg:desc>'Front-Back'.A9:'Front-Back'.A9</svg:desc>
                </draw:g>
              </table:table-cell>
              <table:table-cell office:value-type="float" office:value="NaN">
                <text:p>NaN</text:p>
                <draw:g>
                  <svg:desc>'Front-Back'.B9:'Front-Back'.V9</svg:desc>
                </draw:g>
              </table:table-cell>
              <table:table-cell office:value-type="float" office:value="31.712778">
                <text:p>31.712778</text:p>
              </table:table-cell>
              <table:table-cell office:value-type="float" office:value="19.495157">
                <text:p>19.495157</text:p>
              </table:table-cell>
              <table:table-cell office:value-type="float" office:value="17.178371">
                <text:p>17.178371</text:p>
              </table:table-cell>
              <table:table-cell office:value-type="float" office:value="14.234424">
                <text:p>14.234424</text:p>
              </table:table-cell>
              <table:table-cell office:value-type="float" office:value="11.578061">
                <text:p>11.578061</text:p>
              </table:table-cell>
              <table:table-cell office:value-type="float" office:value="9.444229">
                <text:p>9.444229</text:p>
              </table:table-cell>
              <table:table-cell office:value-type="float" office:value="6.575982">
                <text:p>6.575982</text:p>
              </table:table-cell>
              <table:table-cell office:value-type="float" office:value="2.555386">
                <text:p>2.555386</text:p>
              </table:table-cell>
              <table:table-cell office:value-type="float" office:value="0.420212">
                <text:p>0.420212</text:p>
              </table:table-cell>
              <table:table-cell office:value-type="float" office:value="-2.840551">
                <text:p>-2.840551</text:p>
              </table:table-cell>
              <table:table-cell office:value-type="float" office:value="-5.808343">
                <text:p>-5.808343</text:p>
              </table:table-cell>
              <table:table-cell office:value-type="float" office:value="-8.718622">
                <text:p>-8.718622</text:p>
              </table:table-cell>
              <table:table-cell office:value-type="float" office:value="-11.027355">
                <text:p>-11.027355</text:p>
              </table:table-cell>
              <table:table-cell office:value-type="float" office:value="-14.413294">
                <text:p>-14.413294</text:p>
              </table:table-cell>
              <table:table-cell office:value-type="float" office:value="-16.190975">
                <text:p>-16.190975</text:p>
              </table:table-cell>
              <table:table-cell office:value-type="float" office:value="-19.643133">
                <text:p>-19.643133</text:p>
              </table:table-cell>
              <table:table-cell office:value-type="float" office:value="-22.750778">
                <text:p>-22.750778</text:p>
              </table:table-cell>
              <table:table-cell office:value-type="float" office:value="-26.264322">
                <text:p>-26.264322</text:p>
              </table:table-cell>
              <table:table-cell office:value-type="float" office:value="-27.582331">
                <text:p>-27.582331</text:p>
              </table:table-cell>
              <table:table-cell office:value-type="float" office:value="-29.136175">
                <text:p>-29.136175</text:p>
              </table:table-cell>
            </table:table-row>
            <table:table-row>
              <table:table-cell office:value-type="string">
                <text:p>Neg Dir 3</text:p>
                <draw:g>
                  <svg:desc>'Front-Back'.A10:'Front-Back'.A10</svg:desc>
                </draw:g>
              </table:table-cell>
              <table:table-cell office:value-type="float" office:value="32.790432">
                <text:p>32.790432</text:p>
                <draw:g>
                  <svg:desc>'Front-Back'.B10:'Front-Back'.V10</svg:desc>
                </draw:g>
              </table:table-cell>
              <table:table-cell office:value-type="float" office:value="30.591034">
                <text:p>30.591034</text:p>
              </table:table-cell>
              <table:table-cell office:value-type="float" office:value="27.349716">
                <text:p>27.349716</text:p>
              </table:table-cell>
              <table:table-cell office:value-type="float" office:value="24.450294">
                <text:p>24.450294</text:p>
              </table:table-cell>
              <table:table-cell office:value-type="float" office:value="22.456833">
                <text:p>22.456833</text:p>
              </table:table-cell>
              <table:table-cell office:value-type="float" office:value="19.616558">
                <text:p>19.616558</text:p>
              </table:table-cell>
              <table:table-cell office:value-type="float" office:value="16.154175">
                <text:p>16.154175</text:p>
              </table:table-cell>
              <table:table-cell office:value-type="float" office:value="13.244357">
                <text:p>13.244357</text:p>
              </table:table-cell>
              <table:table-cell office:value-type="float" office:value="10.791493">
                <text:p>10.791493</text:p>
              </table:table-cell>
              <table:table-cell office:value-type="float" office:value="7.464395">
                <text:p>7.464395</text:p>
              </table:table-cell>
              <table:table-cell office:value-type="float" office:value="4.049543">
                <text:p>4.049543</text:p>
              </table:table-cell>
              <table:table-cell office:value-type="float" office:value="1.884139">
                <text:p>1.884139</text:p>
              </table:table-cell>
              <table:table-cell office:value-type="float" office:value="-0.189561">
                <text:p>-0.189561</text:p>
              </table:table-cell>
              <table:table-cell office:value-type="float" office:value="-2.707997">
                <text:p>-2.707997</text:p>
              </table:table-cell>
              <table:table-cell office:value-type="float" office:value="-5.212777">
                <text:p>-5.212777</text:p>
              </table:table-cell>
              <table:table-cell office:value-type="float" office:value="-7.485023">
                <text:p>-7.485023</text:p>
              </table:table-cell>
              <table:table-cell office:value-type="float" office:value="-10.484419">
                <text:p>-10.484419</text:p>
              </table:table-cell>
              <table:table-cell office:value-type="float" office:value="-14.248059">
                <text:p>-14.248059</text:p>
              </table:table-cell>
              <table:table-cell office:value-type="float" office:value="-15.51515">
                <text:p>-15.51515</text:p>
              </table:table-cell>
              <table:table-cell office:value-type="float" office:value="-27.323582">
                <text:p>-27.323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erage</text:p>
                <draw:g>
                  <svg:desc>'Front-Back'.A12:'Front-Back'.A12</svg:desc>
                </draw:g>
              </table:table-cell>
              <table:table-cell office:value-type="float" office:value="NaN">
                <text:p>NaN</text:p>
                <draw:g>
                  <svg:desc>'Front-Back'.B12:'Front-Back'.V12</svg:desc>
                </draw:g>
              </table:table-cell>
              <table:table-cell office:value-type="float" office:value="29.1741181666667">
                <text:p>29.1741181666667</text:p>
              </table:table-cell>
              <table:table-cell office:value-type="float" office:value="21.7088075">
                <text:p>21.7088075</text:p>
              </table:table-cell>
              <table:table-cell office:value-type="float" office:value="19.0813895">
                <text:p>19.0813895</text:p>
              </table:table-cell>
              <table:table-cell office:value-type="float" office:value="16.5836571666667">
                <text:p>16.5836571666667</text:p>
              </table:table-cell>
              <table:table-cell office:value-type="float" office:value="13.9771531666667">
                <text:p>13.9771531666667</text:p>
              </table:table-cell>
              <table:table-cell office:value-type="float" office:value="11.3106035">
                <text:p>11.3106035</text:p>
              </table:table-cell>
              <table:table-cell office:value-type="float" office:value="8.35379683333333">
                <text:p>8.35379683333333</text:p>
              </table:table-cell>
              <table:table-cell office:value-type="float" office:value="5.52094083333333">
                <text:p>5.52094083333333</text:p>
              </table:table-cell>
              <table:table-cell office:value-type="float" office:value="2.828594">
                <text:p>2.828594</text:p>
              </table:table-cell>
              <table:table-cell office:value-type="float" office:value="-0.363551166666667">
                <text:p>-0.363551166666667</text:p>
              </table:table-cell>
              <table:table-cell office:value-type="float" office:value="-3.2498105">
                <text:p>-3.2498105</text:p>
              </table:table-cell>
              <table:table-cell office:value-type="float" office:value="-6.01103433333333">
                <text:p>-6.01103433333333</text:p>
              </table:table-cell>
              <table:table-cell office:value-type="float" office:value="-8.24340866666667">
                <text:p>-8.24340866666667</text:p>
              </table:table-cell>
              <table:table-cell office:value-type="float" office:value="-11.3299728333333">
                <text:p>-11.3299728333333</text:p>
              </table:table-cell>
              <table:table-cell office:value-type="float" office:value="-13.7369825">
                <text:p>-13.7369825</text:p>
              </table:table-cell>
              <table:table-cell office:value-type="float" office:value="-16.4982868333333">
                <text:p>-16.4982868333333</text:p>
              </table:table-cell>
              <table:table-cell office:value-type="float" office:value="-19.5849026666667">
                <text:p>-19.5849026666667</text:p>
              </table:table-cell>
              <table:table-cell office:value-type="float" office:value="-22.4536875">
                <text:p>-22.4536875</text:p>
              </table:table-cell>
              <table:table-cell office:value-type="float" office:value="-28.712374">
                <text:p>-28.71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earisation</text:p>
                <draw:g>
                  <svg:desc>'Front-Back'.A13:'Front-Back'.A13</svg:desc>
                </draw:g>
              </table:table-cell>
              <table:table-cell office:value-type="float" office:value="28.8871263625731">
                <text:p>28.8871263625731</text:p>
                <draw:g>
                  <svg:desc>'Front-Back'.B13:'Front-Back'.V13</svg:desc>
                </draw:g>
              </table:table-cell>
              <table:table-cell office:value-type="float" office:value="25.9897560929825">
                <text:p>25.9897560929825</text:p>
              </table:table-cell>
              <table:table-cell office:value-type="float" office:value="23.0923858233918">
                <text:p>23.0923858233918</text:p>
              </table:table-cell>
              <table:table-cell office:value-type="float" office:value="20.1950155538012">
                <text:p>20.1950155538012</text:p>
              </table:table-cell>
              <table:table-cell office:value-type="float" office:value="17.2976452842105">
                <text:p>17.2976452842105</text:p>
              </table:table-cell>
              <table:table-cell office:value-type="float" office:value="14.4002750146199">
                <text:p>14.4002750146199</text:p>
              </table:table-cell>
              <table:table-cell office:value-type="float" office:value="11.5029047450292">
                <text:p>11.5029047450292</text:p>
              </table:table-cell>
              <table:table-cell office:value-type="float" office:value="8.6055344754386">
                <text:p>8.6055344754386</text:p>
              </table:table-cell>
              <table:table-cell office:value-type="float" office:value="5.70816420584795">
                <text:p>5.70816420584795</text:p>
              </table:table-cell>
              <table:table-cell office:value-type="float" office:value="2.81079393625731">
                <text:p>2.81079393625731</text:p>
              </table:table-cell>
              <table:table-cell office:value-type="float" office:value="-0.0865763333333324">
                <text:p>-0.0865763333333324</text:p>
              </table:table-cell>
              <table:table-cell office:value-type="float" office:value="-2.98394660292398">
                <text:p>-2.98394660292398</text:p>
              </table:table-cell>
              <table:table-cell office:value-type="float" office:value="-5.88131687251462">
                <text:p>-5.88131687251462</text:p>
              </table:table-cell>
              <table:table-cell office:value-type="float" office:value="-8.77868714210526">
                <text:p>-8.77868714210526</text:p>
              </table:table-cell>
              <table:table-cell office:value-type="float" office:value="-11.6760574116959">
                <text:p>-11.6760574116959</text:p>
              </table:table-cell>
              <table:table-cell office:value-type="float" office:value="-14.5734276812865">
                <text:p>-14.5734276812865</text:p>
              </table:table-cell>
              <table:table-cell office:value-type="float" office:value="-17.4707979508772">
                <text:p>-17.4707979508772</text:p>
              </table:table-cell>
              <table:table-cell office:value-type="float" office:value="-20.3681682204678">
                <text:p>-20.3681682204678</text:p>
              </table:table-cell>
              <table:table-cell office:value-type="float" office:value="-23.2655384900585">
                <text:p>-23.2655384900585</text:p>
              </table:table-cell>
              <table:table-cell office:value-type="float" office:value="-26.1629087596491">
                <text:p>-26.1629087596491</text:p>
              </table:table-cell>
              <table:table-cell office:value-type="float" office:value="-29.0602790292398">
                <text:p>-29.0602790292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